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3">
      <style:graphic-properties draw:fill="solid" draw:fill-color="#729fcf" draw:opacity="100%" draw:stroke="solid" svg:stroke-width="0.02778in" svg:stroke-color="#3465a4" svg:stroke-opacity="100%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3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28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1229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9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30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3">
      <style:graphic-properties draw:fill="solid" draw:fill-color="#729fcf" draw:opacity="100%" draw:stroke="solid" svg:stroke-width="0.02778in" svg:stroke-color="#3465a4" svg:stroke-opacity="100%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56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9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2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5">
      <style:graphic-properties draw:fill="none" draw:stroke="solid" svg:stroke-width="0.04167in" svg:stroke-color="#4472c4" svg:stroke-opacity="100%" draw:stroke-linejoin="miter" svg:stroke-linecap="butt"/>
    </style:style>
    <style:style style:family="graphic" style:name="a1256">
      <style:graphic-properties draw:fill="none" draw:stroke="solid" svg:stroke-width="0.04167in" svg:stroke-color="#4472c4" svg:stroke-opacity="100%" draw:stroke-linejoin="miter" svg:stroke-linecap="butt"/>
    </style:style>
    <style:style style:family="graphic" style:name="a1257">
      <style:graphic-properties draw:fill="none" draw:stroke="solid" svg:stroke-width="0.03125in" svg:stroke-color="#4472c4" svg:stroke-opacity="100%" draw:stroke-linejoin="miter" svg:stroke-linecap="butt"/>
    </style:style>
    <style:style style:family="text" style:name="a125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6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06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1007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1008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7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76">
      <style:graphic-properties draw:fill="none" draw:stroke="solid" svg:stroke-width="0.03125in" svg:stroke-color="#4472c4" svg:stroke-opacity="100%" draw:stroke-linejoin="miter" svg:stroke-linecap="butt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6">
      <style:graphic-properties draw:fill="solid" draw:fill-color="#729fcf" draw:opacity="100%" draw:stroke="solid" svg:stroke-width="0.02778in" svg:stroke-color="#3465a4" svg:stroke-opacity="100%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0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0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6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7">
      <style:graphic-properties draw:fill="solid" draw:fill-color="#729fcf" draw:opacity="100%" draw:stroke="solid" svg:stroke-width="0.02778in" svg:stroke-color="#3465a4" svg:stroke-opacity="100%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2">
      <style:graphic-properties draw:fill="none" draw:stroke="non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36">
      <style:graphic-properties draw:fill="none" draw:stroke="non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0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0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85">
      <style:graphic-properties draw:fill="solid" draw:fill-color="#729fcf" draw:opacity="100%" draw:stroke="solid" svg:stroke-width="0.02778in" svg:stroke-color="#3465a4" svg:stroke-opacity="100%"/>
    </style:style>
    <style:style style:family="graphic" style:name="a1081">
      <style:graphic-properties draw:fill="none" draw:stroke="solid" svg:stroke-width="0.00694in" svg:stroke-color="#4472c4" svg:stroke-opacity="100%" draw:stroke-linejoin="miter" svg:stroke-linecap="butt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82">
      <style:graphic-properties draw:fill="none" draw:stroke="solid" svg:stroke-width="0.00694in" svg:stroke-color="#4472c4" svg:stroke-opacity="100%" draw:stroke-linejoin="miter" svg:stroke-linecap="butt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83">
      <style:graphic-properties draw:fill="none" draw:stroke="solid" svg:stroke-width="0.00694in" svg:stroke-color="#4472c4" svg:stroke-opacity="100%" draw:stroke-linejoin="miter" svg:stroke-linecap="butt"/>
    </style:style>
    <style:style style:family="drawing-page" style:name="a5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.05in" fo:padding-bottom="0.05in" fo:padding-left="0.1in" fo:padding-right="0.1in" draw:textarea-vertical-align="top" draw:textarea-horizontal-align="center" draw:fill="solid" draw:fill-color="#ff0000" draw:opacity="100%" draw:stroke="none" draw:auto-grow-width="false" draw:auto-grow-height="true"/>
      <style:paragraph-properties style:font-independent-line-spacing="true" style:writing-mode="lr-tb"/>
    </style:style>
    <style:style style:family="presentation" style:name="a1087">
      <style:graphic-properties draw:fill="none" draw:stroke="non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2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11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8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9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3">
      <style:graphic-properties draw:fill="solid" draw:fill-color="#729fcf" draw:opacity="100%" draw:stroke="solid" svg:stroke-width="0.02778in" svg:stroke-color="#3465a4" svg:stroke-opacity="100%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35">
      <style:graphic-properties draw:fill="none" draw:stroke="non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1">
      <style:graphic-properties fo:wrap-option="wrap" fo:padding-top="0.05in" fo:padding-bottom="0.05in" fo:padding-left="0.1in" fo:padding-right="0.1in" draw:textarea-vertical-align="middle" draw:textarea-horizontal-align="left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5in" fo:padding-bottom="0.05in" fo:padding-left="0.1in" fo:padding-right="0.1in" draw:textarea-vertical-align="middle" draw:textarea-horizontal-align="left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0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6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draw:fill="solid" draw:fill-color="#729fcf" draw:opacity="100%" draw:stroke="solid" svg:stroke-width="0.02778in" svg:stroke-color="#3465a4" svg:stroke-opacity="100%"/>
    </style:style>
    <style:style style:family="paragraph" style:name="a1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72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76">
      <style:graphic-properties draw:fill="none" draw:stroke="none"/>
    </style:style>
    <style:style style:family="presentation" style:name="a1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1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00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1183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draw:fill="none" draw:stroke="non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9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00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00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00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91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0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00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5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00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3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9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page1" draw:style-name="a534" draw:master-page-name="Master1-Layout7-blank-Em-Branco" presentation:presentation-page-layout-name="Master1-PPL7" draw:id="Slide-256">
        <draw:custom-shape svg:x="0.75758in" svg:y="4.06061in" svg:width="4.74242in" svg:height="0.33333in" draw:id="id73" draw:style-name="a537" draw:name="Retângulo 4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7272in" svg:y="4.63637in" svg:width="4.74242in" svg:height="0.33333in" draw:id="id74" draw:style-name="a540" draw:name="Retângulo 5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draw:style-name="a563" draw:name="CaixaDeTexto 2" svg:x="0.75138in" svg:y="3.46693in" svg:width="4.77892in" svg:height="3.00246in">
          <draw:text-box>
            <text:p text:style-name="a543" text:class-names="" text:cond-style-name=""><text:span text:style-name="a541" text:class-names="">Entrar</text:span><text:span text:style-name="a542" text:class-names=""/></text:p>
            <text:p text:style-name="a545" text:class-names="" text:cond-style-name=""><text:span text:style-name="a544" text:class-names=""/></text:p>
            <text:p text:style-name="a548" text:class-names="" text:cond-style-name=""><text:span text:style-name="a546" text:class-names="">E-mail</text:span><text:span text:style-name="a547" text:class-names="">:</text:span></text:p>
            <text:p text:style-name="a550" text:class-names="" text:cond-style-name=""><text:span text:style-name="a549" text:class-names=""/></text:p>
            <text:p text:style-name="a552" text:class-names="" text:cond-style-name=""><text:span text:style-name="a551" text:class-names="">Senha:</text:span></text:p>
            <text:p text:style-name="a554" text:class-names="" text:cond-style-name=""><text:span text:style-name="a553" text:class-names=""><text:s text:c="1"/></text:span></text:p>
            <text:p text:style-name="a556" text:class-names="" text:cond-style-name=""><text:span text:style-name="a555" text:class-names=""><text:s text:c="21"/></text:span></text:p>
            <text:p text:style-name="a558" text:class-names="" text:cond-style-name=""><text:span text:style-name="a557" text:class-names=""/></text:p>
            <text:p text:style-name="a560" text:class-names="" text:cond-style-name=""><text:span text:style-name="a559" text:class-names=""/></text:p>
            <text:p text:style-name="a562" text:class-names="" text:cond-style-name=""><text:span text:style-name="a561" text:class-names="">[ ] Manter conectado <text:s text:c="2"/></text:span></text:p>
          </draw:text-box>
          <svg:title/>
          <svg:desc/>
        </draw:frame>
        <draw:frame draw:id="id76" draw:style-name="a574" draw:name="CaixaDeTexto 1" svg:x="2.3622in" svg:y="1.9685in" svg:width="1.30591in" svg:height="1.49842in">
          <draw:text-box>
            <text:p text:style-name="a565" text:class-names="" text:cond-style-name=""><text:span text:style-name="a564" text:class-names="">Severinos</text:span></text:p>
            <text:p text:style-name="a567" text:class-names="" text:cond-style-name=""><text:span text:style-name="a566" text:class-names=""/></text:p>
            <text:p text:style-name="a569" text:class-names="" text:cond-style-name=""><text:span text:style-name="a568" text:class-names=""/></text:p>
            <text:p text:style-name="a571" text:class-names="" text:cond-style-name=""><text:span text:style-name="a570" text:class-names=""/></text:p>
            <text:p text:style-name="a573" text:class-names="" text:cond-style-name=""><text:span text:style-name="a572" text:class-names=""/></text:p>
          </draw:text-box>
          <svg:title/>
          <svg:desc/>
        </draw:frame>
        <draw:frame draw:id="id77" draw:style-name="a577" draw:name="CaixaDeTexto 3" svg:x="1.77165in" svg:y="8.66142in" svg:width="2.95276in" svg:height="0.65866in">
          <draw:text-box>
            <text:p text:style-name="a576" text:class-names="" text:cond-style-name=""><text:span text:style-name="a575" text:class-names="">Quero me cadastrar</text:span></text:p>
          </draw:text-box>
          <svg:title/>
          <svg:desc/>
        </draw:frame>
        <draw:custom-shape svg:x="0.77272in" svg:y="5.17935in" svg:width="4.77892in" svg:height="0.5303in" draw:id="id78" draw:style-name="a581" draw:name="Retângulo: Cantos Arredondados 6">
          <svg:title/>
          <svg:desc/>
          <text:p text:style-name="a580" text:class-names="" text:cond-style-name=""><text:span text:style-name="a578" text:class-names="">Entrar</text:span><text:span text:style-name="a57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presentation:notes draw:style-name="a587">
          <draw:frame draw:id="id79" draw:style-name="a584" draw:name="Espaço Reservado para Número de Slide 6" svg:x="4.67953in" svg:y="11.10827in" svg:width="3.5878in" svg:height="0.58425in">
            <draw:text-box>
              <text:p text:style-name="a583" text:class-names="" text:cond-style-name=""><text:span text:style-name="a582" text:class-names=""><text:page-number style:num-format="1" text:fixed="false"/></text:span></text:p>
            </draw:text-box>
            <svg:title/>
            <svg:desc/>
          </draw:frame>
          <draw:page-thumbnail draw:page-number="1" svg:x="2.90104in" svg:y="0.88889in" svg:width="2.46528in" svg:height="4.38368in" presentation:class="page" draw:id="id80" presentation:style-name="a585" draw:name="Espaço Reservado para Imagem de Slide 1">
            <svg:title/>
            <svg:desc/>
          </draw:page-thumbnail>
          <draw:frame draw:id="id81" presentation:style-name="a586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88" draw:master-page-name="Master1-Layout7-blank-Em-Branco" presentation:presentation-page-layout-name="Master1-PPL7" draw:id="Slide-257">
        <draw:custom-shape svg:x="0.26199in" svg:y="7.28081in" svg:width="5.56493in" svg:height="1.02688in" draw:id="id82" draw:style-name="a591" draw:name="Retângulo 7">
          <svg:title/>
          <svg:desc/>
          <text:p text:style-name="a590" text:class-names="" text:cond-style-name=""><text:span text:style-name="a589" text:class-names="">Link Whatsapp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draw:style-name="a664" draw:name="CaixaDeTexto 1" svg:x="0.18182in" svg:y="0.31818in" svg:width="5.75758in" svg:height="10.26015in">
          <draw:text-box>
            <text:p text:style-name="a595" text:class-names="" text:cond-style-name=""><text:span text:style-name="a592" text:class-names=""><text:s text:c="29"/></text:span><text:span text:style-name="a593" text:class-names="">CADASTRO</text:span><text:span text:style-name="a594" text:class-names=""/></text:p>
            <text:p text:style-name="a597" text:class-names="" text:cond-style-name=""><text:span text:style-name="a596" text:class-names="">E-mail:</text:span></text:p>
            <text:p text:style-name="a599" text:class-names="" text:cond-style-name=""><text:span text:style-name="a598" text:class-names="">Senha:</text:span></text:p>
            <text:p text:style-name="a601" text:class-names="" text:cond-style-name=""><text:span text:style-name="a600" text:class-names=""/></text:p>
            <text:p text:style-name="a603" text:class-names="" text:cond-style-name=""><text:span text:style-name="a602" text:class-names="">Nome:</text:span></text:p>
            <text:p text:style-name="a605" text:class-names="" text:cond-style-name=""><text:span text:style-name="a604" text:class-names="">CPF:</text:span></text:p>
            <text:p text:style-name="a607" text:class-names="" text:cond-style-name=""><text:span text:style-name="a606" text:class-names=""/></text:p>
            <text:p text:style-name="a609" text:class-names="" text:cond-style-name=""><text:span text:style-name="a608" text:class-names=""><text:tab/><text:tab/><text:tab/> <text:s text:c="4"/>Endereço</text:span></text:p>
            <text:p text:style-name="a611" text:class-names="" text:cond-style-name=""><text:span text:style-name="a610" text:class-names="">Rua: <text:s text:c="3"/><text:tab/><text:tab/> <text:tab/><text:tab/>Nº:</text:span></text:p>
            <text:p text:style-name="a613" text:class-names="" text:cond-style-name=""><text:span text:style-name="a612" text:class-names="">Bairro:</text:span></text:p>
            <text:p text:style-name="a615" text:class-names="" text:cond-style-name=""><text:span text:style-name="a614" text:class-names="">Cidade:</text:span></text:p>
            <text:p text:style-name="a617" text:class-names="" text:cond-style-name=""><text:span text:style-name="a616" text:class-names="">CEP:</text:span></text:p>
            <text:p text:style-name="a619" text:class-names="" text:cond-style-name=""><text:span text:style-name="a618" text:class-names="">Complemento:</text:span></text:p>
            <text:p text:style-name="a621" text:class-names="" text:cond-style-name=""><text:span text:style-name="a620" text:class-names=""/></text:p>
            <text:p text:style-name="a623" text:class-names="" text:cond-style-name=""><text:span text:style-name="a622" text:class-names="">Celular/Telefone:</text:span></text:p>
            <text:p text:style-name="a625" text:class-names="" text:cond-style-name=""><text:span text:style-name="a624" text:class-names=""/></text:p>
            <text:p text:style-name="a627" text:class-names="" text:cond-style-name=""><text:span text:style-name="a626" text:class-names=""/></text:p>
            <text:p text:style-name="a629" text:class-names="" text:cond-style-name=""><text:span text:style-name="a628" text:class-names="">[X] Quero ser um severino</text:span></text:p>
            <text:p text:style-name="a631" text:class-names="" text:cond-style-name=""><text:span text:style-name="a630" text:class-names=""/></text:p>
            <text:p text:style-name="a633" text:class-names="" text:cond-style-name=""><text:span text:style-name="a632" text:class-names=""/></text:p>
            <text:p text:style-name="a635" text:class-names="" text:cond-style-name=""><text:span text:style-name="a634" text:class-names="">Razão Social:</text:span></text:p>
            <text:p text:style-name="a637" text:class-names="" text:cond-style-name=""><text:span text:style-name="a636" text:class-names="">CNPJ:</text:span></text:p>
            <text:p text:style-name="a639" text:class-names="" text:cond-style-name=""><text:span text:style-name="a638" text:class-names=""/></text:p>
            <text:p text:style-name="a641" text:class-names="" text:cond-style-name=""><text:span text:style-name="a640" text:class-names=""><text:s text:c="1"/></text:span></text:p>
            <text:p text:style-name="a643" text:class-names="" text:cond-style-name=""><text:span text:style-name="a642" text:class-names=""/></text:p>
            <text:p text:style-name="a645" text:class-names="" text:cond-style-name=""><text:span text:style-name="a644" text:class-names=""/></text:p>
            <text:p text:style-name="a647" text:class-names="" text:cond-style-name=""><text:span text:style-name="a646" text:class-names=""/></text:p>
            <text:p text:style-name="a649" text:class-names="" text:cond-style-name=""><text:span text:style-name="a648" text:class-names=""><text:tab/><text:tab/><text:tab/><text:tab/></text:span></text:p>
            <text:p text:style-name="a651" text:class-names="" text:cond-style-name=""><text:span text:style-name="a650" text:class-names=""><text:tab/></text:span></text:p>
            <text:p text:style-name="a653" text:class-names="" text:cond-style-name=""><text:span text:style-name="a652" text:class-names=""><text:tab/><text:tab/><text:tab/><text:tab/></text:span></text:p>
            <text:p text:style-name="a655" text:class-names="" text:cond-style-name=""><text:span text:style-name="a654" text:class-names=""/></text:p>
            <text:p text:style-name="a657" text:class-names="" text:cond-style-name=""><text:span text:style-name="a656" text:class-names=""/></text:p>
            <text:p text:style-name="a659" text:class-names="" text:cond-style-name=""><text:span text:style-name="a658" text:class-names=""/></text:p>
            <text:p text:style-name="a661" text:class-names="" text:cond-style-name=""><text:span text:style-name="a660" text:class-names=""/></text:p>
            <text:p text:style-name="a663" text:class-names="" text:cond-style-name=""><text:span text:style-name="a662" text:class-names=""><text:tab/><text:tab/> <text:s text:c="4"/>Finalizar</text:span></text:p>
          </draw:text-box>
          <svg:title/>
          <svg:desc/>
        </draw:frame>
        <draw:frame draw:id="id84" draw:style-name="a669" draw:name="CaixaDeTexto 2" svg:x="0.26199in" svg:y="8.60024in" svg:width="3.74016in" svg:height="0.65866in">
          <draw:text-box>
            <text:p text:style-name="a666" text:class-names="" text:cond-style-name=""><text:span text:style-name="a665" text:class-names="">????????Tipo serviço?????</text:span></text:p>
            <text:p text:style-name="a668" text:class-names="" text:cond-style-name=""><text:span text:style-name="a667" text:class-names=""><text:tab/></text:span></text:p>
          </draw:text-box>
          <svg:title/>
          <svg:desc/>
        </draw:frame>
        <draw:custom-shape svg:x="5.24469in" svg:y="7.38674in" svg:width="0.42564in" svg:height="0.40751in" draw:id="id85" draw:style-name="a672" draw:name="Elipse 6">
          <svg:title/>
          <svg:desc/>
          <text:p text:style-name="a671" text:class-names="" text:cond-style-name=""><text:span text:style-name="a670" text:class-names="">?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presentation:notes draw:style-name="a678">
          <draw:frame draw:id="id86" draw:style-name="a675" draw:name="Espaço Reservado para Número de Slide 6" svg:x="4.67953in" svg:y="11.10827in" svg:width="3.5878in" svg:height="0.58425in">
            <draw:text-box>
              <text:p text:style-name="a674" text:class-names="" text:cond-style-name=""><text:span text:style-name="a673" text:class-names=""><text:page-number style:num-format="1" text:fixed="false"/></text:span></text:p>
            </draw:text-box>
            <svg:title/>
            <svg:desc/>
          </draw:frame>
          <draw:page-thumbnail draw:page-number="2" svg:x="2.90104in" svg:y="0.88889in" svg:width="2.46528in" svg:height="4.38368in" presentation:class="page" draw:id="id87" presentation:style-name="a676" draw:name="Espaço Reservado para Imagem de Slide 1">
            <svg:title/>
            <svg:desc/>
          </draw:page-thumbnail>
          <draw:frame draw:id="id88" presentation:style-name="a677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79" draw:master-page-name="Master1-Layout7-blank-Em-Branco" presentation:presentation-page-layout-name="Master1-PPL7" draw:id="Slide-258">
        <draw:custom-shape svg:x="0.27273in" svg:y="0.71976in" svg:width="5.59449in" svg:height="0.71494in" draw:id="id89" draw:style-name="a682" draw:name="Retângulo 16">
          <svg:title/>
          <svg:desc/>
          <text:p text:style-name="a681" text:class-names="" text:cond-style-name=""><text:span text:style-name="a6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draw:style-name="a685" draw:name="CaixaDeTexto 1" svg:x="0.33417in" svg:y="0.92in" svg:width="1.9549in" svg:height="0.38969in">
          <draw:text-box>
            <text:p text:style-name="a684" text:class-names="" text:cond-style-name=""><text:span text:style-name="a683" text:class-names="">Endereço</text:span></text:p>
          </draw:text-box>
          <svg:title/>
          <svg:desc/>
        </draw:frame>
        <draw:custom-shape svg:x="0.27273in" svg:y="2.53188in" svg:width="2.48318in" svg:height="1.88489in" draw:id="id91" draw:style-name="a688" draw:name="Forma Livre: Forma 2">
          <svg:title/>
          <svg:desc/>
          <text:p text:style-name="a687" text:class-names="" text:cond-style-name=""><text:span text:style-name="a686" text:class-names="">Mecanic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27273in" svg:y="1.57858in" svg:width="5.59449in" svg:height="0.71494in" draw:id="id92" draw:style-name="a691" draw:name="Retângulo 10">
          <svg:title/>
          <svg:desc/>
          <text:p text:style-name="a690" text:class-names="" text:cond-style-name=""><text:span text:style-name="a689" text:class-names="">pesquisa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2027in" svg:y="2.53188in" svg:width="2.48318in" svg:height="1.88489in" draw:id="id93" draw:style-name="a694" draw:name="Forma Livre: Forma 11">
          <svg:title/>
          <svg:desc/>
          <text:p text:style-name="a693" text:class-names="" text:cond-style-name=""><text:span text:style-name="a692" text:class-names="">Eletricist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27273in" svg:y="4.75915in" svg:width="2.48318in" svg:height="1.88489in" draw:id="id94" draw:style-name="a697" draw:name="Forma Livre: Forma 12">
          <svg:title/>
          <svg:desc/>
          <text:p text:style-name="a696" text:class-names="" text:cond-style-name=""><text:span text:style-name="a695" text:class-names="">Encanad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33299in" svg:y="4.85182in" svg:width="2.48318in" svg:height="1.88489in" draw:id="id95" draw:style-name="a700" draw:name="Forma Livre: Forma 13">
          <svg:title/>
          <svg:desc/>
          <text:p text:style-name="a699" text:class-names="" text:cond-style-name=""><text:span text:style-name="a698" text:class-names="">Motorista (rebu)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27273in" svg:y="7.03864in" svg:width="2.48318in" svg:height="1.88489in" draw:id="id96" draw:style-name="a703" draw:name="Forma Livre: Forma 14">
          <svg:title/>
          <svg:desc/>
          <text:p text:style-name="a702" text:class-names="" text:cond-style-name=""><text:span text:style-name="a70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32027in" svg:y="7.08412in" svg:width="2.48318in" svg:height="1.88489in" draw:id="id97" draw:style-name="a706" draw:name="Forma Livre: Forma 15">
          <svg:title/>
          <svg:desc/>
          <text:p text:style-name="a705" text:class-names="" text:cond-style-name=""><text:span text:style-name="a70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98" draw:style-name="a713" draw:name="CaixaDeTexto 22" svg:x="0.27273in" svg:y="9.40909in" svg:width="5.48485in" svg:height="1.00977in">
          <draw:text-box>
            <text:p text:style-name="a708" text:class-names="" text:cond-style-name=""><text:span text:style-name="a707" text:class-names="">Por localização do celular (API GOOGLE)</text:span></text:p>
            <text:p text:style-name="a710" text:class-names="" text:cond-style-name=""><text:span text:style-name="a709" text:class-names="">Sistema de avaliação, ordenar o melhor avaliado</text:span></text:p>
            <text:p text:style-name="a712" text:class-names="" text:cond-style-name=""><text:span text:style-name="a711" text:class-names="">Localizar por bairro, região</text:span></text:p>
          </draw:text-box>
          <svg:title/>
          <svg:desc/>
        </draw:frame>
        <draw:frame draw:id="id99" draw:style-name="a716" draw:name="CaixaDeTexto 23" svg:x="0.49546in" svg:y="0.24242in" svg:width="3.89546in" svg:height="0.40391in">
          <draw:text-box>
            <text:p text:style-name="a715" text:class-names="" text:cond-style-name=""><text:span text:style-name="a714" text:class-names="">Interface cliente</text:span></text:p>
          </draw:text-box>
          <svg:title/>
          <svg:desc/>
        </draw:frame>
        <draw:connector draw:type="line" svg:x1="5.28842in" svg:y1="0.24242in" svg:x2="5.95077in" svg:y2="0.24242in" draw:id="id100" draw:style-name="a717" draw:name="Conector reto 12">
          <svg:title/>
          <svg:desc/>
        </draw:connector>
        <draw:connector draw:type="line" svg:x1="5.29657in" svg:y1="0.39393in" svg:x2="5.95892in" svg:y2="0.39393in" draw:id="id101" draw:style-name="a718" draw:name="Conector reto 13">
          <svg:title/>
          <svg:desc/>
        </draw:connector>
        <draw:connector draw:type="line" svg:x1="5.31172in" svg:y1="0.5606in" svg:x2="5.97407in" svg:y2="0.5606in" draw:id="id102" draw:style-name="a719" draw:name="Conector reto 14">
          <svg:title/>
          <svg:desc/>
        </draw:connector>
        <presentation:notes draw:style-name="a728">
          <draw:frame draw:id="id103" draw:style-name="a722" draw:name="Espaço Reservado para Número de Slide 6" svg:x="4.67953in" svg:y="11.10827in" svg:width="3.5878in" svg:height="0.58425in">
            <draw:text-box>
              <text:p text:style-name="a721" text:class-names="" text:cond-style-name=""><text:span text:style-name="a720" text:class-names=""><text:page-number style:num-format="1" text:fixed="false"/></text:span></text:p>
            </draw:text-box>
            <svg:title/>
            <svg:desc/>
          </draw:frame>
          <draw:page-thumbnail draw:page-number="3" svg:x="2.90104in" svg:y="0.88889in" svg:width="2.46528in" svg:height="4.38368in" presentation:class="page" draw:id="id104" presentation:style-name="a723" draw:name="Espaço Reservado para Imagem de Slide 1">
            <svg:title/>
            <svg:desc/>
          </draw:page-thumbnail>
          <draw:frame draw:id="id105" presentation:style-name="a727" draw:name="Espaço Reservado para Anotações 2" svg:x="0.82677in" svg:y="5.55394in" svg:width="6.61378in" svg:height="5.26142in" presentation:class="notes" presentation:placeholder="false">
            <draw:text-box>
              <text:p text:style-name="a726" text:class-names="" text:cond-style-name=""><text:span text:style-name="a724" text:class-names="">Tela inicial do cliente</text:span><text:span text:style-name="a725" text:class-names=""/></text:p>
            </draw:text-box>
            <svg:title/>
            <svg:desc/>
          </draw:frame>
        </presentation:notes>
      </draw:page>
      <draw:page draw:name="page4" draw:style-name="a729" draw:master-page-name="Master1-Layout7-blank-Em-Branco" presentation:presentation-page-layout-name="Master1-PPL7" draw:id="Slide-259">
        <draw:frame draw:id="id106" draw:style-name="a732" draw:name="CaixaDeTexto 5" svg:x="0.18403in" svg:y="0.19697in" svg:width="5.83333in" svg:height="0.40391in">
          <draw:text-box>
            <text:p text:style-name="a731" text:class-names="" text:cond-style-name=""><text:span text:style-name="a730" text:class-names="">Lista de prestador para ser chamado</text:span></text:p>
          </draw:text-box>
          <svg:title/>
          <svg:desc/>
        </draw:frame>
        <draw:custom-shape svg:x="0.30303in" svg:y="0.89394in" svg:width="5.71433in" svg:height="1.48485in" draw:id="id107" draw:style-name="a735" draw:name="Retângulo 6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style-name="a738" draw:name="CaixaDeTexto 7" svg:x="1.66667in" svg:y="1.28295in" svg:width="4.25758in" svg:height="0.70684in">
          <draw:text-box>
            <text:p text:style-name="a737" text:class-names="" text:cond-style-name=""><text:span text:style-name="a736" text:class-names="">Eletricista – Elétrica Manuel (Razão soc) <text:line-break/></text:span></text:p>
          </draw:text-box>
          <svg:title/>
          <svg:desc/>
        </draw:frame>
        <draw:custom-shape svg:x="0.38636in" svg:y="1.06549in" svg:width="1.19697in" svg:height="1.18182in" draw:id="id109" draw:style-name="a741" draw:name="Retângulo 8">
          <svg:title/>
          <svg:desc/>
          <text:p text:style-name="a740" text:class-names="" text:cond-style-name=""><text:span text:style-name="a739" text:class-names="">FOT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0303in" svg:y="2.76779in" svg:width="5.71433in" svg:height="1.48485in" draw:id="id110" draw:style-name="a744" draw:name="Retângulo 9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1" draw:style-name="a747" draw:name="CaixaDeTexto 10" svg:x="1.66667in" svg:y="3.1568in" svg:width="4.25758in" svg:height="0.70684in">
          <draw:text-box>
            <text:p text:style-name="a746" text:class-names="" text:cond-style-name=""><text:span text:style-name="a745" text:class-names="">Eletricista – Elétrica Manuel (Razão soc) <text:line-break/></text:span></text:p>
          </draw:text-box>
          <svg:title/>
          <svg:desc/>
        </draw:frame>
        <draw:custom-shape svg:x="0.38636in" svg:y="2.93934in" svg:width="1.19697in" svg:height="1.18182in" draw:id="id112" draw:style-name="a750" draw:name="Retângulo 11">
          <svg:title/>
          <svg:desc/>
          <text:p text:style-name="a749" text:class-names="" text:cond-style-name=""><text:span text:style-name="a748" text:class-names="">FOT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3333in" svg:y="1.98978in" svg:width="0.21212in" svg:height="0.24489in" draw:id="id113" draw:style-name="a753" draw:name="Estrela: 5 Pontas 12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10606in" svg:y="1.98978in" svg:width="0.21212in" svg:height="0.24489in" draw:id="id114" draw:style-name="a756" draw:name="Estrela: 5 Pontas 13">
          <svg:title/>
          <svg:desc/>
          <text:p text:style-name="a755" text:class-names="" text:cond-style-name=""><text:span text:style-name="a754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37879in" svg:y="1.98978in" svg:width="0.21212in" svg:height="0.24489in" draw:id="id115" draw:style-name="a759" draw:name="Estrela: 5 Pontas 14">
          <svg:title/>
          <svg:desc/>
          <text:p text:style-name="a758" text:class-names="" text:cond-style-name=""><text:span text:style-name="a757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63637in" svg:y="1.98978in" svg:width="0.21212in" svg:height="0.24489in" draw:id="id116" draw:style-name="a762" draw:name="Estrela: 5 Pontas 15">
          <svg:title/>
          <svg:desc/>
          <text:p text:style-name="a761" text:class-names="" text:cond-style-name=""><text:span text:style-name="a760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89396in" svg:y="1.97951in" svg:width="0.21212in" svg:height="0.24489in" draw:id="id117" draw:style-name="a765" draw:name="Estrela: 5 Pontas 16">
          <svg:title/>
          <svg:desc/>
          <text:p text:style-name="a764" text:class-names="" text:cond-style-name=""><text:span text:style-name="a763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1.79766in" svg:y="3.80811in" svg:width="0.21212in" svg:height="0.24489in" draw:id="id118" draw:style-name="a768" draw:name="Estrela: 5 Pontas 17">
          <svg:title/>
          <svg:desc/>
          <text:p text:style-name="a767" text:class-names="" text:cond-style-name=""><text:span text:style-name="a766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07039in" svg:y="3.80811in" svg:width="0.21212in" svg:height="0.24489in" draw:id="id119" draw:style-name="a771" draw:name="Estrela: 5 Pontas 18">
          <svg:title/>
          <svg:desc/>
          <text:p text:style-name="a770" text:class-names="" text:cond-style-name=""><text:span text:style-name="a769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34312in" svg:y="3.80811in" svg:width="0.21212in" svg:height="0.24489in" draw:id="id120" draw:style-name="a774" draw:name="Estrela: 5 Pontas 19">
          <svg:title/>
          <svg:desc/>
          <text:p text:style-name="a773" text:class-names="" text:cond-style-name=""><text:span text:style-name="a772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6007in" svg:y="3.80811in" svg:width="0.21212in" svg:height="0.24489in" draw:id="id121" draw:style-name="a777" draw:name="Estrela: 5 Pontas 20">
          <svg:title/>
          <svg:desc/>
          <text:p text:style-name="a776" text:class-names="" text:cond-style-name=""><text:span text:style-name="a775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85828in" svg:y="3.79785in" svg:width="0.21212in" svg:height="0.24489in" draw:id="id122" draw:style-name="a780" draw:name="Estrela: 5 Pontas 21">
          <svg:title/>
          <svg:desc/>
          <text:p text:style-name="a779" text:class-names="" text:cond-style-name=""><text:span text:style-name="a778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0.30303in" svg:y="4.61129in" svg:width="5.71433in" svg:height="1.48485in" draw:id="id123" draw:style-name="a783" draw:name="Retângulo 22">
          <svg:title/>
          <svg:desc/>
          <text:p text:style-name="a782" text:class-names="" text:cond-style-name=""><text:span text:style-name="a7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4" draw:style-name="a786" draw:name="CaixaDeTexto 23" svg:x="1.66667in" svg:y="5.0003in" svg:width="4.25758in" svg:height="0.70684in">
          <draw:text-box>
            <text:p text:style-name="a785" text:class-names="" text:cond-style-name=""><text:span text:style-name="a784" text:class-names="">Eletricista – Elétrica Manuel (Razão soc) <text:line-break/></text:span></text:p>
          </draw:text-box>
          <svg:title/>
          <svg:desc/>
        </draw:frame>
        <draw:custom-shape svg:x="0.38636in" svg:y="4.78284in" svg:width="1.19697in" svg:height="1.18182in" draw:id="id125" draw:style-name="a789" draw:name="Retângulo 24">
          <svg:title/>
          <svg:desc/>
          <text:p text:style-name="a788" text:class-names="" text:cond-style-name=""><text:span text:style-name="a787" text:class-names="">FOT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9766in" svg:y="5.65162in" svg:width="0.21212in" svg:height="0.24489in" draw:id="id126" draw:style-name="a792" draw:name="Estrela: 5 Pontas 25">
          <svg:title/>
          <svg:desc/>
          <text:p text:style-name="a791" text:class-names="" text:cond-style-name=""><text:span text:style-name="a790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07039in" svg:y="5.65162in" svg:width="0.21212in" svg:height="0.24489in" draw:id="id127" draw:style-name="a795" draw:name="Estrela: 5 Pontas 26">
          <svg:title/>
          <svg:desc/>
          <text:p text:style-name="a794" text:class-names="" text:cond-style-name=""><text:span text:style-name="a793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34312in" svg:y="5.65162in" svg:width="0.21212in" svg:height="0.24489in" draw:id="id128" draw:style-name="a798" draw:name="Estrela: 5 Pontas 27">
          <svg:title/>
          <svg:desc/>
          <text:p text:style-name="a797" text:class-names="" text:cond-style-name=""><text:span text:style-name="a796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6007in" svg:y="5.65162in" svg:width="0.21212in" svg:height="0.24489in" draw:id="id129" draw:style-name="a801" draw:name="Estrela: 5 Pontas 28">
          <svg:title/>
          <svg:desc/>
          <text:p text:style-name="a800" text:class-names="" text:cond-style-name=""><text:span text:style-name="a799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85828in" svg:y="5.64135in" svg:width="0.21212in" svg:height="0.24489in" draw:id="id130" draw:style-name="a804" draw:name="Estrela: 5 Pontas 29">
          <svg:title/>
          <svg:desc/>
          <text:p text:style-name="a803" text:class-names="" text:cond-style-name=""><text:span text:style-name="a802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5.71212in" svg:y="0.91273in" svg:width="0.21212in" svg:height="0.23462in" draw:id="id131" draw:style-name="a807" draw:name="Elipse 30">
          <svg:title/>
          <svg:desc/>
          <text:p text:style-name="a806" text:class-names="" text:cond-style-name=""><text:span text:style-name="a80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71212in" svg:y="2.79719in" svg:width="0.24085in" svg:height="0.29782in" draw:id="id132" draw:style-name="a810" draw:name="Elipse 31">
          <svg:title/>
          <svg:desc/>
          <text:p text:style-name="a809" text:class-names="" text:cond-style-name=""><text:span text:style-name="a80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70389in" svg:y="4.70389in" svg:width="0.21212in" svg:height="0.23462in" draw:id="id133" draw:style-name="a813" draw:name="Elipse 32">
          <svg:title/>
          <svg:desc/>
          <text:p text:style-name="a812" text:class-names="" text:cond-style-name=""><text:span text:style-name="a81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presentation:notes draw:style-name="a841">
          <draw:frame draw:id="id134" draw:style-name="a816" draw:name="Espaço Reservado para Número de Slide 6" svg:x="4.67953in" svg:y="11.10827in" svg:width="3.5878in" svg:height="0.58425in">
            <draw:text-box>
              <text:p text:style-name="a815" text:class-names="" text:cond-style-name=""><text:span text:style-name="a814" text:class-names=""><text:page-number style:num-format="1" text:fixed="false"/></text:span></text:p>
            </draw:text-box>
            <svg:title/>
            <svg:desc/>
          </draw:frame>
          <draw:page-thumbnail draw:page-number="4" svg:x="2.90104in" svg:y="0.88889in" svg:width="2.46528in" svg:height="4.38368in" presentation:class="page" draw:id="id135" presentation:style-name="a817" draw:name="Espaço Reservado para Imagem de Slide 1">
            <svg:title/>
            <svg:desc/>
          </draw:page-thumbnail>
          <draw:frame draw:id="id136" presentation:style-name="a840" draw:name="Espaço Reservado para Anotações 2" svg:x="0.82677in" svg:y="5.55394in" svg:width="6.61378in" svg:height="5.26142in" presentation:class="notes" presentation:placeholder="false">
            <draw:text-box>
              <text:p text:style-name="a819" text:class-names="" text:cond-style-name=""><text:span text:style-name="a818" text:class-names="">Definir como vai ser feito a ordenação.</text:span></text:p>
              <text:p text:style-name="a821" text:class-names="" text:cond-style-name=""><text:span text:style-name="a820" text:class-names="">-Por localização do celular (API GOOGLE)</text:span></text:p>
              <text:p text:style-name="a823" text:class-names="" text:cond-style-name=""><text:span text:style-name="a822" text:class-names="">-Sistema de avaliação, ordenar o melhor avaliado</text:span></text:p>
              <text:p text:style-name="a825" text:class-names="" text:cond-style-name=""><text:span text:style-name="a824" text:class-names="">-Localizar por bairro, região</text:span></text:p>
              <text:p text:style-name="a827" text:class-names="" text:cond-style-name=""><text:span text:style-name="a826" text:class-names=""/></text:p>
              <text:p text:style-name="a829" text:class-names="" text:cond-style-name=""><text:span text:style-name="a828" text:class-names="">Quando selecionar o prestador, irá aparecer maiores informações, telefone, endereço, negociação</text:span></text:p>
              <text:p text:style-name="a831" text:class-names="" text:cond-style-name=""><text:span text:style-name="a830" text:class-names=""/></text:p>
              <text:p text:style-name="a833" text:class-names="" text:cond-style-name=""><text:span text:style-name="a832" text:class-names="">Ver se vai ter flag se o prestador irá aceitar o serviço em loja e exibir o endereço.</text:span></text:p>
              <text:p text:style-name="a835" text:class-names="" text:cond-style-name=""><text:span text:style-name="a834" text:class-names=""/></text:p>
              <text:p text:style-name="a837" text:class-names="" text:cond-style-name=""><text:span text:style-name="a836" text:class-names="">Se estiver livre, aparece em primeiro, se estiver em trabalho, por ultimo e offline não aparece.</text:span></text:p>
              <text:p text:style-name="a839" text:class-names="" text:cond-style-name=""><text:span text:style-name="a838" text:class-names=""/></text:p>
            </draw:text-box>
            <svg:title/>
            <svg:desc/>
          </draw:frame>
        </presentation:notes>
      </draw:page>
      <draw:page draw:name="page5" draw:style-name="a842" draw:master-page-name="Master1-Layout7-blank-Em-Branco" presentation:presentation-page-layout-name="Master1-PPL7" draw:id="Slide-260">
        <draw:frame draw:id="id137" draw:style-name="a851" draw:name="CaixaDeTexto 7" svg:x="1.55348in" svg:y="4.28824in" svg:width="3.25908in" svg:height="1.3127in">
          <draw:text-box>
            <text:p text:style-name="a844" text:class-names="" text:cond-style-name=""><text:span text:style-name="a843" text:class-names="">Eletricista</text:span></text:p>
            <text:p text:style-name="a846" text:class-names="" text:cond-style-name=""><text:span text:style-name="a845" text:class-names=""/></text:p>
            <text:p text:style-name="a848" text:class-names="" text:cond-style-name=""><text:span text:style-name="a847" text:class-names="">Elétrica meia noite</text:span></text:p>
            <text:p text:style-name="a850" text:class-names="" text:cond-style-name=""><text:span text:style-name="a849" text:class-names=""/></text:p>
          </draw:text-box>
          <svg:title/>
          <svg:desc/>
        </draw:frame>
        <draw:custom-shape svg:x="2.42544in" svg:y="3.86281in" svg:width="0.21212in" svg:height="0.24489in" draw:id="id138" draw:style-name="a854" draw:name="Estrela: 5 Pontas 8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69817in" svg:y="3.86281in" svg:width="0.21212in" svg:height="0.24489in" draw:id="id139" draw:style-name="a857" draw:name="Estrela: 5 Pontas 9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9709in" svg:y="3.86281in" svg:width="0.21212in" svg:height="0.24489in" draw:id="id140" draw:style-name="a860" draw:name="Estrela: 5 Pontas 10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3.22848in" svg:y="3.86281in" svg:width="0.21212in" svg:height="0.24489in" draw:id="id141" draw:style-name="a863" draw:name="Estrela: 5 Pontas 11">
          <svg:title/>
          <svg:desc/>
          <text:p text:style-name="a862" text:class-names="" text:cond-style-name=""><text:span text:style-name="a861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3.48606in" svg:y="3.85254in" svg:width="0.21212in" svg:height="0.24489in" draw:id="id142" draw:style-name="a866" draw:name="Estrela: 5 Pontas 12">
          <svg:title/>
          <svg:desc/>
          <text:p text:style-name="a865" text:class-names="" text:cond-style-name=""><text:span text:style-name="a864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frame draw:id="id143" draw:style-name="a874" draw:name="CaixaDeTexto 13" svg:x="0.48077in" svg:y="5.46377in" svg:width="5.586in" svg:height="0.70684in">
          <draw:text-box>
            <text:p text:style-name="a869" text:class-names="" text:cond-style-name=""><text:span text:style-name="a867" text:class-names="">Endereço: Rua do<text:s text:c="1"/></text:span><text:span text:style-name="a868" text:class-names="">mecânico 362</text:span></text:p>
            <text:p text:style-name="a873" text:class-names="" text:cond-style-name=""><text:span text:style-name="a870" text:class-names="">Lagoinha – Ribeirão Pret</text:span><text:span text:style-name="a871" text:class-names="">o</text:span><text:span text:style-name="a872" text:class-names=""/></text:p>
          </draw:text-box>
          <svg:title/>
          <svg:desc/>
        </draw:frame>
        <draw:custom-shape svg:x="0.48077in" svg:y="6.38448in" svg:width="5.43215in" svg:height="0.64436in" draw:id="id144" draw:style-name="a877" draw:name="Retângulo: Cantos Arredondados 14">
          <svg:title/>
          <svg:desc/>
          <text:p text:style-name="a876" text:class-names="" text:cond-style-name=""><text:span text:style-name="a875" text:class-names="">Chamar no WhatsApp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48077in" svg:y="7.28839in" svg:width="0.80494in" svg:height="0.79561in" draw:id="id145" draw:style-name="a881" draw:name="Retângulo: Cantos Arredondados 15">
          <svg:title/>
          <svg:desc/>
          <text:p text:style-name="a880" text:class-names="" text:cond-style-name=""><text:span text:style-name="a878" text:class-names="">Fota</text:span><text:span text:style-name="a879" text:class-names=""><text:s text:c="1"/>do insta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6" draw:style-name="a884" draw:name="CaixaDeTexto 16" svg:x="1.30711in" svg:y="7.45584in" svg:width="2.41351in" svg:height="0.40391in">
          <draw:text-box>
            <text:p text:style-name="a883" text:class-names="" text:cond-style-name=""><text:span text:style-name="a882" text:class-names="">@SeuCarpiteiro</text:span></text:p>
          </draw:text-box>
          <svg:title/>
          <svg:desc/>
        </draw:frame>
        <draw:custom-shape svg:x="0.48077in" svg:y="8.17308in" svg:width="0.80494in" svg:height="0.90384in" draw:id="id147" draw:style-name="a887" draw:name="Retângulo: Cantos Arredondados 17">
          <svg:title/>
          <svg:desc/>
          <text:p text:style-name="a886" text:class-names="" text:cond-style-name=""><text:span text:style-name="a885" text:class-names="">F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8" draw:style-name="a892" draw:name="CaixaDeTexto 18" svg:x="1.25627in" svg:y="8.40378in" svg:width="1.94919in" svg:height="0.40391in">
          <draw:text-box>
            <text:p text:style-name="a891" text:class-names="" text:cond-style-name=""><text:span text:style-name="a888" text:class-names="">/</text:span><text:span text:style-name="a889" text:class-names="">FacebookSeuZé</text:span><text:span text:style-name="a890" text:class-names=""/></text:p>
          </draw:text-box>
          <svg:title/>
          <svg:desc/>
        </draw:frame>
        <draw:custom-shape svg:x="0.48077in" svg:y="9.53846in" svg:width="5.43216in" svg:height="0.87246in" draw:id="id149" draw:style-name="a895" draw:name="Retângulo: Cantos Arredondados 19">
          <svg:title/>
          <svg:desc/>
          <text:p text:style-name="a894" text:class-names="" text:cond-style-name=""><text:span text:style-name="a893" text:class-names="">Solicitar serviço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15597in" svg:y="1.55597in" svg:width="1.88944in" svg:height="2.0015in" draw:id="id150" draw:style-name="a899" draw:name="Elipse 15">
          <svg:title/>
          <svg:desc/>
          <text:p text:style-name="a898" text:class-names="" text:cond-style-name=""><text:span text:style-name="a896" text:class-names="">Foto</text:span><text:span text:style-name="a89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a931">
          <draw:frame draw:id="id151" draw:style-name="a902" draw:name="Espaço Reservado para Número de Slide 6" svg:x="4.67953in" svg:y="11.10827in" svg:width="3.5878in" svg:height="0.58425in">
            <draw:text-box>
              <text:p text:style-name="a901" text:class-names="" text:cond-style-name=""><text:span text:style-name="a900" text:class-names=""><text:page-number style:num-format="1" text:fixed="false"/></text:span></text:p>
            </draw:text-box>
            <svg:title/>
            <svg:desc/>
          </draw:frame>
          <draw:page-thumbnail draw:page-number="5" svg:x="2.90104in" svg:y="0.88889in" svg:width="2.46528in" svg:height="4.38368in" presentation:class="page" draw:id="id152" presentation:style-name="a903" draw:name="Espaço Reservado para Imagem de Slide 1">
            <svg:title/>
            <svg:desc/>
          </draw:page-thumbnail>
          <draw:frame draw:id="id153" presentation:style-name="a930" draw:name="Espaço Reservado para Anotações 2" svg:x="0.82677in" svg:y="5.55394in" svg:width="6.61378in" svg:height="5.26142in" presentation:class="notes" presentation:placeholder="false">
            <draw:text-box>
              <text:p text:style-name="a905" text:class-names="" text:cond-style-name=""><text:span text:style-name="a904" text:class-names="">O cadastro para API do WHATSAPP business, no what Business, vai gerar um link pra pessoa que clicar no link, abrir o chat e esse link, seria enviado para gente e seria associado ao botão.</text:span></text:p>
              <text:p text:style-name="a907" text:class-names="" text:cond-style-name=""><text:span text:style-name="a906" text:class-names=""/></text:p>
              <text:p text:style-name="a909" text:class-names="" text:cond-style-name=""><text:span text:style-name="a908" text:class-names="">Se a pessoa não colocar o link do whats, vai exibir um chat.</text:span></text:p>
              <text:p text:style-name="a911" text:class-names="" text:cond-style-name=""><text:span text:style-name="a910" text:class-names=""/></text:p>
              <text:p text:style-name="a913" text:class-names="" text:cond-style-name=""><text:span text:style-name="a912" text:class-names="">Quando clicar em orçamento, vai abrir o whatsapp ou senão um chat.</text:span></text:p>
              <text:p text:style-name="a915" text:class-names="" text:cond-style-name=""><text:span text:style-name="a914" text:class-names=""/></text:p>
              <text:p text:style-name="a917" text:class-names="" text:cond-style-name=""><text:span text:style-name="a916" text:class-names="">Ver se o chat não vai ser muito difícil de fazer, se for, então vai ser apenas o whatsApp.</text:span></text:p>
              <text:p text:style-name="a919" text:class-names="" text:cond-style-name=""><text:span text:style-name="a918" text:class-names=""/></text:p>
              <text:p text:style-name="a921" text:class-names="" text:cond-style-name=""><text:span text:style-name="a920" text:class-names="">AGENDAMENTO – Ideia</text:span></text:p>
              <text:p text:style-name="a923" text:class-names="" text:cond-style-name=""><text:span text:style-name="a922" text:class-names="">Ver como vai ficar a ideia de se poder fazer um agendamento de serviço.</text:span></text:p>
              <text:p text:style-name="a925" text:class-names="" text:cond-style-name=""><text:span text:style-name="a924" text:class-names=""/></text:p>
              <text:p text:style-name="a927" text:class-names="" text:cond-style-name=""><text:span text:style-name="a926" text:class-names=""/></text:p>
              <text:p text:style-name="a929" text:class-names="" text:cond-style-name=""><text:span text:style-name="a928" text:class-names=""/></text:p>
            </draw:text-box>
            <svg:title/>
            <svg:desc/>
          </draw:frame>
        </presentation:notes>
      </draw:page>
      <draw:page draw:name="Slide6" draw:style-name="a932" draw:master-page-name="Master1-Layout7-blank-Em-Branco" presentation:presentation-page-layout-name="Master1-PPL7" draw:id="Slide-261">
        <draw:custom-shape svg:x="0.19231in" svg:y="0.34615in" svg:width="5.86538in" svg:height="0.86538in" draw:id="id154" draw:style-name="a935" draw:name="Retângulo 1">
          <svg:title/>
          <svg:desc/>
          <text:p text:style-name="a934" text:class-names="" text:cond-style-name=""><text:span text:style-name="a933" text:class-names="">Elétrica da meia noit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9231in" svg:y="1.44231in" svg:width="5.86538in" svg:height="7.30315in" draw:id="id155" draw:style-name="a938" draw:name="Retângulo 2">
          <svg:title/>
          <svg:desc/>
          <text:p text:style-name="a937" text:class-names="" text:cond-style-name=""><text:span text:style-name="a9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4615in" svg:y="1.80769in" svg:width="3.30769in" svg:height="1.11538in" draw:id="id156" draw:style-name="a941" draw:name="Retângulo: Cantos Arredondados 3">
          <svg:title/>
          <svg:desc/>
          <text:p text:style-name="a940" text:class-names="" text:cond-style-name=""><text:span text:style-name="a93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49359in" svg:y="3.25641in" svg:width="3.30769in" svg:height="1.11538in" draw:id="id157" draw:style-name="a944" draw:name="Retângulo: Cantos Arredondados 4">
          <svg:title/>
          <svg:desc/>
          <text:p text:style-name="a943" text:class-names="" text:cond-style-name=""><text:span text:style-name="a94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19231in" svg:y="9.90385in" svg:width="4.92308in" svg:height="0.75507in" draw:id="id158" draw:style-name="a947" draw:name="Retângulo: Cantos Arredondados 6">
          <svg:title/>
          <svg:desc/>
          <text:p text:style-name="a946" text:class-names="" text:cond-style-name=""><text:span text:style-name="a945" text:class-names="">Escrever..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21154in" svg:y="9.90385in" svg:width="0.84615in" svg:height="0.81023in" draw:id="id159" draw:style-name="a950" draw:name="Elipse 7">
          <svg:title/>
          <svg:desc/>
          <text:p text:style-name="a949" text:class-names="" text:cond-style-name=""><text:span text:style-name="a9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51923in" svg:y="10.0442in" svg:width="0.35897in" svg:height="0.47436in" draw:id="id160" draw:style-name="a953" draw:name="Seta: Pentágono 8">
          <svg:title/>
          <svg:desc/>
          <text:p text:style-name="a952" text:class-names="" text:cond-style-name=""><text:span text:style-name="a95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0.19231in" svg:y="8.90909in" svg:width="2.90838in" svg:height="0.79924in" draw:id="id161" draw:style-name="a956" draw:name="Retângulo: Cantos Arredondados 8">
          <svg:title/>
          <svg:desc/>
          <text:p text:style-name="a955" text:class-names="" text:cond-style-name=""><text:span text:style-name="a954" text:class-names="">Confirmar serviço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31182in" svg:y="8.90363in" svg:width="2.70055in" svg:height="0.81023in" draw:id="id162" draw:style-name="a959" draw:name="Retângulo: Cantos Arredondados 9">
          <svg:title/>
          <svg:desc/>
          <text:p text:style-name="a958" text:class-names="" text:cond-style-name=""><text:span text:style-name="a957" text:class-names="">Recusar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968">
          <draw:page-thumbnail draw:page-number="6" svg:x="2.90104in" svg:y="0.88889in" svg:width="2.46528in" svg:height="4.38368in" presentation:class="page" draw:id="id163" presentation:style-name="a960" draw:name="Espaço Reservado para Imagem de Slide 1">
            <svg:title/>
            <svg:desc/>
          </draw:page-thumbnail>
          <draw:frame draw:id="id164" presentation:style-name="a964" draw:name="Espaço Reservado para Anotações 2" svg:x="0.82677in" svg:y="5.55394in" svg:width="6.61378in" svg:height="5.26142in" presentation:class="notes" presentation:placeholder="false">
            <draw:text-box>
              <text:p text:style-name="a963" text:class-names="" text:cond-style-name=""><text:span text:style-name="a961" text:class-names="">O cliente confirma e o prestador aceita do outro lado.</text:span><text:span text:style-name="a962" text:class-names=""/></text:p>
            </draw:text-box>
            <svg:title/>
            <svg:desc/>
          </draw:frame>
          <draw:frame draw:id="id165" draw:style-name="a967" draw:name="Espaço Reservado para Número de Slide 3" svg:x="4.67953in" svg:y="11.10827in" svg:width="3.5878in" svg:height="0.58425in">
            <draw:text-box>
              <text:p text:style-name="a966" text:class-names="" text:cond-style-name=""><text:span text:style-name="a96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" draw:style-name="a969" draw:master-page-name="Master1-Layout7-blank-Em-Branco" presentation:presentation-page-layout-name="Master1-PPL7" draw:id="Slide-268">
        <draw:frame draw:id="id166" draw:style-name="a976" draw:name="CaixaDeTexto 7" svg:x="1.47115in" svg:y="5.05239in" svg:width="3.25908in" svg:height="0.70684in">
          <draw:text-box>
            <text:p text:style-name="a971" text:class-names="" text:cond-style-name=""><text:span text:style-name="a970" text:class-names="">Eletricista</text:span></text:p>
            <text:p text:style-name="a975" text:class-names="" text:cond-style-name=""><text:span text:style-name="a972" text:class-names="">Elétrica Maridã</text:span><text:span text:style-name="a973" text:class-names="">o</text:span><text:span text:style-name="a974" text:class-names=""/></text:p>
          </draw:text-box>
          <svg:title/>
          <svg:desc/>
        </draw:frame>
        <draw:custom-shape svg:x="2.53712in" svg:y="4.74912in" svg:width="0.21212in" svg:height="0.24489in" draw:id="id167" draw:style-name="a979" draw:name="Estrela: 5 Pontas 8">
          <svg:title/>
          <svg:desc/>
          <text:p text:style-name="a978" text:class-names="" text:cond-style-name=""><text:span text:style-name="a977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80984in" svg:y="4.74912in" svg:width="0.21212in" svg:height="0.24489in" draw:id="id168" draw:style-name="a982" draw:name="Estrela: 5 Pontas 9">
          <svg:title/>
          <svg:desc/>
          <text:p text:style-name="a981" text:class-names="" text:cond-style-name=""><text:span text:style-name="a980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3.08257in" svg:y="4.74912in" svg:width="0.21212in" svg:height="0.24489in" draw:id="id169" draw:style-name="a985" draw:name="Estrela: 5 Pontas 10">
          <svg:title/>
          <svg:desc/>
          <text:p text:style-name="a984" text:class-names="" text:cond-style-name=""><text:span text:style-name="a983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3.34015in" svg:y="4.74912in" svg:width="0.21212in" svg:height="0.24489in" draw:id="id170" draw:style-name="a988" draw:name="Estrela: 5 Pontas 11">
          <svg:title/>
          <svg:desc/>
          <text:p text:style-name="a987" text:class-names="" text:cond-style-name=""><text:span text:style-name="a986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3.59773in" svg:y="4.73885in" svg:width="0.21212in" svg:height="0.24489in" draw:id="id171" draw:style-name="a991" draw:name="Estrela: 5 Pontas 12">
          <svg:title/>
          <svg:desc/>
          <text:p text:style-name="a990" text:class-names="" text:cond-style-name=""><text:span text:style-name="a989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frame draw:id="id172" draw:style-name="a995" draw:name="CaixaDeTexto 13" svg:x="0.38461in" svg:y="5.76949in" svg:width="5.586in" svg:height="0.40391in">
          <draw:text-box>
            <text:p text:style-name="a994" text:class-names="" text:cond-style-name=""><text:span text:style-name="a992" text:class-names="">Em andamento</text:span><text:span text:style-name="a993" text:class-names=""/></text:p>
          </draw:text-box>
          <svg:title/>
          <svg:desc/>
        </draw:frame>
        <draw:custom-shape svg:x="0.31754in" svg:y="6.62489in" svg:width="5.40885in" svg:height="0.67487in" draw:id="id173" draw:style-name="a1001" draw:name="Retângulo: Cantos Arredondados 14">
          <svg:title/>
          <svg:desc/>
          <text:p text:style-name="a1000" text:class-names="" text:cond-style-name=""><text:span text:style-name="a996" text:class-names="">Ligar para<text:s text:c="1"/></text:span><text:span text:style-name="a997" text:class-names="">severin</text:span><text:span text:style-name="a998" text:class-names="">o</text:span><text:span text:style-name="a99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36649in" svg:y="9.92934in" svg:width="5.43216in" svg:height="0.65694in" draw:id="id174" draw:style-name="a1005" draw:name="Retângulo: Cantos Arredondados 19">
          <svg:title/>
          <svg:desc/>
          <text:p text:style-name="a1004" text:class-names="" text:cond-style-name=""><text:span text:style-name="a1002" text:class-names="">Cancelar visita</text:span><text:span text:style-name="a100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5.22727in" svg:y1="0.27273in" svg:x2="5.88962in" svg:y2="0.27273in" draw:id="id175" draw:style-name="a1006" draw:name="Conector reto 21">
          <svg:title/>
          <svg:desc/>
        </draw:connector>
        <draw:connector draw:type="line" svg:x1="5.23542in" svg:y1="0.42424in" svg:x2="5.89777in" svg:y2="0.42424in" draw:id="id176" draw:style-name="a1007" draw:name="Conector reto 22">
          <svg:title/>
          <svg:desc/>
        </draw:connector>
        <draw:connector draw:type="line" svg:x1="5.25057in" svg:y1="0.59091in" svg:x2="5.91292in" svg:y2="0.59091in" draw:id="id177" draw:style-name="a1008" draw:name="Conector reto 23">
          <svg:title/>
          <svg:desc/>
        </draw:connector>
        <draw:custom-shape svg:x="1.84994in" svg:y="1.87391in" svg:width="2.5015in" svg:height="2.46863in" draw:id="id178" draw:style-name="a1011" draw:name="Elipse 24">
          <svg:title/>
          <svg:desc/>
          <text:p text:style-name="a1010" text:class-names="" text:cond-style-name=""><text:span text:style-name="a1009" text:class-names="">Foto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a1032">
          <draw:frame draw:id="id179" draw:style-name="a1015" draw:name="Espaço Reservado para Número de Slide 6" svg:x="4.67953in" svg:y="11.10827in" svg:width="3.5878in" svg:height="0.58425in">
            <draw:text-box>
              <text:p text:style-name="a1014" text:class-names="" text:cond-style-name=""><text:span text:style-name="a1012" text:class-names=""><text:page-number style:num-format="1" text:fixed="false">11</text:page-number></text:span><text:span text:style-name="a1013" text:class-names=""/></text:p>
            </draw:text-box>
            <svg:title/>
            <svg:desc/>
          </draw:frame>
          <draw:page-thumbnail draw:page-number="7" svg:x="2.90104in" svg:y="0.88889in" svg:width="2.46528in" svg:height="4.38368in" presentation:class="page" draw:id="id180" presentation:style-name="a1016" draw:name="Espaço Reservado para Imagem de Slide 1">
            <svg:title/>
            <svg:desc/>
          </draw:page-thumbnail>
          <draw:frame draw:id="id181" presentation:style-name="a1031" draw:name="Espaço Reservado para Anotações 2" svg:x="0.82677in" svg:y="5.55394in" svg:width="6.61378in" svg:height="5.26142in" presentation:class="notes" presentation:placeholder="false">
            <draw:text-box>
              <text:p text:style-name="a1019" text:class-names="" text:cond-style-name=""><text:span text:style-name="a1017" text:class-names="">Verificar se vai ter mesmo o sistema de avaliação</text:span><text:span text:style-name="a1018" text:class-names="">.</text:span></text:p>
              <text:p text:style-name="a1021" text:class-names="" text:cond-style-name=""><text:span text:style-name="a1020" text:class-names=""/></text:p>
              <text:p text:style-name="a1023" text:class-names="" text:cond-style-name=""><text:span text:style-name="a1022" text:class-names="">Verificar questão de status, se vai alterar por proximidade, se o prestador está se deslocando, ou executando o serviço.</text:span></text:p>
              <text:p text:style-name="a1025" text:class-names="" text:cond-style-name=""><text:span text:style-name="a1024" text:class-names=""/></text:p>
              <text:p text:style-name="a1030" text:class-names="" text:cond-style-name=""><text:span text:style-name="a1026" text:class-names="">Quando o prestador finalizar o serviço abrir um<text:s text:c="1"/></text:span><text:span text:style-name="a1027" text:class-names="">Popup</text:span><text:span text:style-name="a1028" text:class-names=""><text:s text:c="1"/>para avaliação do prestador.</text:span><text:span text:style-name="a1029" text:class-names=""/></text:p>
            </draw:text-box>
            <svg:title/>
            <svg:desc/>
          </draw:frame>
        </presentation:notes>
      </draw:page>
      <draw:page draw:name="Slide7" draw:style-name="a1033" draw:master-page-name="Master1-Layout7-blank-Em-Branco" presentation:presentation-page-layout-name="Master1-PPL7" draw:id="Slide-262">
        <draw:frame draw:id="id182" draw:style-name="a1036" draw:name="CaixaDeTexto 1" svg:x="0.26923in" svg:y="0.15385in" svg:width="5.07692in" svg:height="0.40391in">
          <draw:text-box>
            <text:p text:style-name="a1035" text:class-names="" text:cond-style-name=""><text:span text:style-name="a1034" text:class-names="">Interface do prestador de serviço</text:span></text:p>
          </draw:text-box>
          <svg:title/>
          <svg:desc/>
        </draw:frame>
        <draw:custom-shape svg:x="0.26923in" svg:y="8.4616in" svg:width="5.57692in" svg:height="1.05769in" draw:id="id183" draw:style-name="a1039" draw:name="Retângulo: Cantos Arredondados 2">
          <svg:title/>
          <svg:desc/>
          <text:p text:style-name="a1038" text:class-names="" text:cond-style-name=""><text:span text:style-name="a1037" text:class-names="">Inicia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71608in" svg:y="3.52887in" svg:width="2.76923in" svg:height="2.86539in" draw:id="id184" draw:style-name="a1042" draw:name="Elipse 3">
          <svg:title/>
          <svg:desc/>
          <text:p text:style-name="a1041" text:class-names="" text:cond-style-name=""><text:span text:style-name="a1040" text:class-names="">FOTO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85" draw:style-name="a1045" draw:name="CaixaDeTexto 4" svg:x="0.51923in" svg:y="6.76923in" svg:width="5.07692in" svg:height="0.70684in">
          <draw:text-box>
            <text:p text:style-name="a1044" text:class-names="" text:cond-style-name=""><text:span text:style-name="a1043" text:class-names="">Robert Viadão</text:span></text:p>
          </draw:text-box>
          <svg:title/>
          <svg:desc/>
        </draw:frame>
        <draw:frame draw:id="id186" draw:style-name="a1048" draw:name="CaixaDeTexto 5" svg:x="0.71154in" svg:y="0.80769in" svg:width="4.88462in" svg:height="1.00977in">
          <draw:text-box>
            <text:p text:style-name="a1047" text:class-names="" text:cond-style-name=""><text:span text:style-name="a1046" text:class-names="">Severino’s</text:span></text:p>
          </draw:text-box>
          <svg:title/>
          <svg:desc/>
        </draw:frame>
        <draw:frame draw:id="id187" draw:style-name="a1051" draw:name="CaixaDeTexto 6" svg:x="1.88461in" svg:y="1.84621in" svg:width="2.34615in" svg:height="0.40391in">
          <draw:text-box>
            <text:p text:style-name="a1050" text:class-names="" text:cond-style-name=""><text:span text:style-name="a1049" text:class-names="">Bem vindo</text:span></text:p>
          </draw:text-box>
          <svg:title/>
          <svg:desc/>
        </draw:frame>
        <presentation:notes draw:style-name="a1061">
          <draw:page-thumbnail draw:page-number="8" svg:x="2.90104in" svg:y="0.88889in" svg:width="2.46528in" svg:height="4.38368in" presentation:class="page" draw:id="id188" presentation:style-name="a1052" draw:name="Espaço Reservado para Imagem de Slide 1">
            <svg:title/>
            <svg:desc/>
          </draw:page-thumbnail>
          <draw:frame draw:id="id189" presentation:style-name="a1057" draw:name="Espaço Reservado para Anotações 2" svg:x="0.82677in" svg:y="5.55394in" svg:width="6.61378in" svg:height="5.26142in" presentation:class="notes" presentation:placeholder="false">
            <draw:text-box>
              <text:p text:style-name="a1054" text:class-names="" text:cond-style-name=""><text:span text:style-name="a1053" text:class-names="">Interface do prestador de serviço</text:span></text:p>
              <text:p text:style-name="a1056" text:class-names="" text:cond-style-name=""><text:span text:style-name="a1055" text:class-names=""/></text:p>
            </draw:text-box>
            <svg:title/>
            <svg:desc/>
          </draw:frame>
          <draw:frame draw:id="id190" draw:style-name="a1060" draw:name="Espaço Reservado para Número de Slide 3" svg:x="4.67953in" svg:y="11.10827in" svg:width="3.5878in" svg:height="0.58425in">
            <draw:text-box>
              <text:p text:style-name="a1059" text:class-names="" text:cond-style-name=""><text:span text:style-name="a105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1062" draw:master-page-name="Master1-Layout7-blank-Em-Branco" presentation:presentation-page-layout-name="Master1-PPL7" draw:id="Slide-263">
        <draw:frame draw:id="id191" draw:style-name="a1065" draw:name="CaixaDeTexto 1" svg:x="0.26923in" svg:y="0.21154in" svg:width="4.21608in" svg:height="0.40391in">
          <draw:text-box>
            <text:p text:style-name="a1064" text:class-names="" text:cond-style-name=""><text:span text:style-name="a1063" text:class-names="">Interface do prestador de serviço</text:span></text:p>
          </draw:text-box>
          <svg:title/>
          <svg:desc/>
        </draw:frame>
        <draw:custom-shape svg:x="0.26923in" svg:y="8.4616in" svg:width="5.57692in" svg:height="1.05769in" draw:id="id192" draw:style-name="a1068" draw:name="Retângulo: Cantos Arredondados 2">
          <svg:title/>
          <svg:desc/>
          <text:p text:style-name="a1067" text:class-names="" text:cond-style-name=""><text:span text:style-name="a1066" text:class-names="">Aguardando serviços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71608in" svg:y="3.52887in" svg:width="2.76923in" svg:height="2.86539in" draw:id="id193" draw:style-name="a1071" draw:name="Elipse 3">
          <svg:title/>
          <svg:desc/>
          <text:p text:style-name="a1070" text:class-names="" text:cond-style-name=""><text:span text:style-name="a1069" text:class-names="">FOTO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94" draw:style-name="a1074" draw:name="CaixaDeTexto 4" svg:x="0.51923in" svg:y="6.76923in" svg:width="5.07692in" svg:height="0.70684in">
          <draw:text-box>
            <text:p text:style-name="a1073" text:class-names="" text:cond-style-name=""><text:span text:style-name="a1072" text:class-names="">Robert Viadão</text:span></text:p>
          </draw:text-box>
          <svg:title/>
          <svg:desc/>
        </draw:frame>
        <draw:frame draw:id="id195" draw:style-name="a1077" draw:name="CaixaDeTexto 5" svg:x="0.71154in" svg:y="0.80769in" svg:width="4.88462in" svg:height="1.00977in">
          <draw:text-box>
            <text:p text:style-name="a1076" text:class-names="" text:cond-style-name=""><text:span text:style-name="a1075" text:class-names="">Severino’s</text:span></text:p>
          </draw:text-box>
          <svg:title/>
          <svg:desc/>
        </draw:frame>
        <draw:frame draw:id="id196" draw:style-name="a1080" draw:name="CaixaDeTexto 6" svg:x="1.88461in" svg:y="1.84621in" svg:width="2.34615in" svg:height="0.40391in">
          <draw:text-box>
            <text:p text:style-name="a1079" text:class-names="" text:cond-style-name=""><text:span text:style-name="a1078" text:class-names="">Bem vindo</text:span></text:p>
          </draw:text-box>
          <svg:title/>
          <svg:desc/>
        </draw:frame>
        <draw:connector draw:type="line" svg:x1="5.31731in" svg:y1="0.21154in" svg:x2="5.875in" svg:y2="0.21154in" draw:id="id197" draw:style-name="a1081" draw:name="Conector reto 8">
          <svg:title/>
          <svg:desc/>
        </draw:connector>
        <draw:connector draw:type="line" svg:x1="5.31731in" svg:y1="0.3782in" svg:x2="5.875in" svg:y2="0.3782in" draw:id="id198" draw:style-name="a1082" draw:name="Conector reto 9">
          <svg:title/>
          <svg:desc/>
        </draw:connector>
        <draw:connector draw:type="line" svg:x1="5.31731in" svg:y1="0.56416in" svg:x2="5.875in" svg:y2="0.56416in" draw:id="id199" draw:style-name="a1083" draw:name="Conector reto 10">
          <svg:title/>
          <svg:desc/>
        </draw:connector>
        <draw:frame draw:id="id200" draw:style-name="a1086" draw:name="CaixaDeTexto 11" svg:x="3.80769in" svg:y="10.11538in" svg:width="2.06731in" svg:height="0.40391in">
          <draw:text-box>
            <text:p text:style-name="a1085" text:class-names="" text:cond-style-name=""><text:span text:style-name="a1084" text:class-names="">Encerrar</text:span></text:p>
          </draw:text-box>
          <svg:title/>
          <svg:desc/>
        </draw:frame>
        <presentation:notes draw:style-name="a1098">
          <draw:page-thumbnail draw:page-number="9" svg:x="2.90104in" svg:y="0.88889in" svg:width="2.46528in" svg:height="4.38368in" presentation:class="page" draw:id="id201" presentation:style-name="a1087" draw:name="Espaço Reservado para Imagem de Slide 1">
            <svg:title/>
            <svg:desc/>
          </draw:page-thumbnail>
          <draw:frame draw:id="id202" presentation:style-name="a1094" draw:name="Espaço Reservado para Anotações 2" svg:x="0.82677in" svg:y="5.55394in" svg:width="6.61378in" svg:height="5.26142in" presentation:class="notes" presentation:placeholder="false">
            <draw:text-box>
              <text:p text:style-name="a1089" text:class-names="" text:cond-style-name=""><text:span text:style-name="a1088" text:class-names="">Interface do prestador de serviço</text:span></text:p>
              <text:p text:style-name="a1091" text:class-names="" text:cond-style-name=""><text:span text:style-name="a1090" text:class-names="">Mais de um serviço ao mesmo tempo (caso de empresas)</text:span></text:p>
              <text:p text:style-name="a1093" text:class-names="" text:cond-style-name=""><text:span text:style-name="a1092" text:class-names=""/></text:p>
            </draw:text-box>
            <svg:title/>
            <svg:desc/>
          </draw:frame>
          <draw:frame draw:id="id203" draw:style-name="a1097" draw:name="Espaço Reservado para Número de Slide 3" svg:x="4.67953in" svg:y="11.10827in" svg:width="3.5878in" svg:height="0.58425in">
            <draw:text-box>
              <text:p text:style-name="a1096" text:class-names="" text:cond-style-name=""><text:span text:style-name="a109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1099" draw:master-page-name="Master1-Layout7-blank-Em-Branco" presentation:presentation-page-layout-name="Master1-PPL7" draw:id="Slide-265">
        <draw:frame draw:id="id204" draw:style-name="a1102" draw:name="CaixaDeTexto 1" svg:x="0.26923in" svg:y="0.21154in" svg:width="4.21608in" svg:height="0.40391in">
          <draw:text-box>
            <text:p text:style-name="a1101" text:class-names="" text:cond-style-name=""><text:span text:style-name="a1100" text:class-names="">Interface do prestador de serviço</text:span></text:p>
          </draw:text-box>
          <svg:title/>
          <svg:desc/>
        </draw:frame>
        <draw:custom-shape svg:x="1.71608in" svg:y="3.52887in" svg:width="2.76923in" svg:height="2.86539in" draw:id="id205" draw:style-name="a1105" draw:name="Elipse 3">
          <svg:title/>
          <svg:desc/>
          <text:p text:style-name="a1104" text:class-names="" text:cond-style-name=""><text:span text:style-name="a1103" text:class-names="">FOTO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06" draw:style-name="a1108" draw:name="CaixaDeTexto 5" svg:x="0.71154in" svg:y="0.80769in" svg:width="4.88462in" svg:height="1.00977in">
          <draw:text-box>
            <text:p text:style-name="a1107" text:class-names="" text:cond-style-name=""><text:span text:style-name="a1106" text:class-names="">Severino’s</text:span></text:p>
          </draw:text-box>
          <svg:title/>
          <svg:desc/>
        </draw:frame>
        <draw:frame draw:id="id207" draw:style-name="a1111" draw:name="CaixaDeTexto 6" svg:x="1.88461in" svg:y="1.84621in" svg:width="2.34615in" svg:height="0.40391in">
          <draw:text-box>
            <text:p text:style-name="a1110" text:class-names="" text:cond-style-name=""><text:span text:style-name="a1109" text:class-names="">Bem vindo</text:span></text:p>
          </draw:text-box>
          <svg:title/>
          <svg:desc/>
        </draw:frame>
        <draw:connector draw:type="line" svg:x1="5.31731in" svg:y1="0.21154in" svg:x2="5.875in" svg:y2="0.21154in" draw:id="id208" draw:style-name="a1112" draw:name="Conector reto 8">
          <svg:title/>
          <svg:desc/>
        </draw:connector>
        <draw:connector draw:type="line" svg:x1="5.31731in" svg:y1="0.3782in" svg:x2="5.875in" svg:y2="0.3782in" draw:id="id209" draw:style-name="a1113" draw:name="Conector reto 9">
          <svg:title/>
          <svg:desc/>
        </draw:connector>
        <draw:connector draw:type="line" svg:x1="5.31731in" svg:y1="0.56416in" svg:x2="5.875in" svg:y2="0.56416in" draw:id="id210" draw:style-name="a1114" draw:name="Conector reto 10">
          <svg:title/>
          <svg:desc/>
        </draw:connector>
        <draw:custom-shape svg:x="0.21713in" svg:y="6.61818in" svg:width="5.86804in" svg:height="4.19459in" draw:id="id211" draw:style-name="a1117" draw:name="Retângulo 11">
          <svg:title/>
          <svg:desc/>
          <text:p text:style-name="a1116" text:class-names="" text:cond-style-name=""><text:span text:style-name="a11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2" draw:style-name="a1120" draw:name="CaixaDeTexto 12" svg:x="1.5721in" svg:y="6.93444in" svg:width="5.31731in" svg:height="0.5722in">
          <draw:text-box>
            <text:p text:style-name="a1119" text:class-names="" text:cond-style-name=""><text:span text:style-name="a1118" text:class-names="">Severinooooooo</text:span></text:p>
          </draw:text-box>
          <svg:title/>
          <svg:desc/>
        </draw:frame>
        <draw:frame draw:id="id213" draw:style-name="a1127" draw:name="CaixaDeTexto 13" svg:x="0.50261in" svg:y="7.67205in" svg:width="5.19616in" svg:height="1.85124in">
          <draw:text-box>
            <text:p text:style-name="a1122" text:class-names="" text:cond-style-name=""><text:span text:style-name="a1121" text:class-names="">Pedro Precisa do seu serviço de Mecânico</text:span></text:p>
            <text:p text:style-name="a1124" text:class-names="" text:cond-style-name=""><text:span text:style-name="a1123" text:class-names=""/></text:p>
            <text:p text:style-name="a1126" text:class-names="" text:cond-style-name=""><text:span text:style-name="a1125" text:class-names="">“ Carro explodiu “</text:span></text:p>
          </draw:text-box>
          <svg:title/>
          <svg:desc/>
        </draw:frame>
        <draw:connector draw:type="line" svg:x1="0in" svg:y1="9.80299in" svg:x2="6.20139in" svg:y2="9.80299in" draw:id="id214" draw:style-name="a1128" draw:name="Conector reto 15">
          <svg:title/>
          <svg:desc/>
        </draw:connector>
        <draw:frame draw:id="id215" draw:style-name="a1131" draw:name="CaixaDeTexto 17" svg:x="0.21713in" svg:y="9.87195in" svg:width="5.76713in" svg:height="0.77415in">
          <draw:text-box>
            <text:p text:style-name="a1130" text:class-names="" text:cond-style-name=""><text:span text:style-name="a1129" text:class-names="">Aceitar</text:span></text:p>
          </draw:text-box>
          <svg:title/>
          <svg:desc/>
        </draw:frame>
        <draw:custom-shape svg:x="5.59615in" svg:y="6.77148in" svg:width="0.48902in" svg:height="0.45791in" draw:id="id216" draw:style-name="a1134" draw:name="Sinal de Multiplicação 13">
          <svg:title/>
          <svg:desc/>
          <text:p text:style-name="a1133" text:class-names="" text:cond-style-name=""><text:span text:style-name="a1132" text:class-names=""/></text:p>
          <draw:enhanced-geometry xmlns:dr3d="urn:oasis:names:tc:opendocument:xmlns:dr3d:1.0" draw:path-stretchpoint-x="21600" draw:path-stretchpoint-y="21600" draw:type="non-primitive" svg:viewBox="0 0 21600 21600" draw:enhanced-path="M ?f40 ?f41 L ?f42 ?f43 ?f11 ?f46 ?f47 ?f43 ?f48 ?f41 ?f51 ?f8 ?f48 ?f53 ?f47 ?f54 ?f11 ?f55 ?f42 ?f54 ?f40 ?f53 ?f52 ?f8 Z N" draw:text-areas="?f40 ?f43 ?f48 ?f54" draw:glue-points="?f36 ?f37 ?f56 ?f37 ?f56 ?f57 ?f36 ?f57" draw:glue-point-leaving-directions="-270, -360, -90, -180" draw:modifiers="2352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min(?f9, ?f6)"/>
            <draw:equation draw:name="f13" draw:formula="5419351 / 1725033"/>
            <draw:equation draw:name="f14" draw:formula="$0"/>
            <draw:equation draw:name="f15" draw:formula="?f12 * ?f14 / 100000"/>
            <draw:equation draw:name="f16" draw:formula="0 - ?f9"/>
            <draw:equation draw:name="f17" draw:formula="0 - ?f6"/>
            <draw:equation draw:name="f18" draw:formula="atan2(?f16, ?f17)"/>
            <draw:equation draw:name="f19" draw:formula="0 - ?f18"/>
            <draw:equation draw:name="f20" draw:formula="?f19 * ?f0 / ?f13"/>
            <draw:equation draw:name="f21" draw:formula="?f20 - ?f1"/>
            <draw:equation draw:name="f22" draw:formula="?f21 + ?f1"/>
            <draw:equation draw:name="f23" draw:formula="?f22 * ?f13 / ?f0"/>
            <draw:equation draw:name="f24" draw:formula="0 - ?f23"/>
            <draw:equation draw:name="f25" draw:formula="cos(?f24)"/>
            <draw:equation draw:name="f26" draw:formula="0 - ?f25"/>
            <draw:equation draw:name="f27" draw:formula="?f26"/>
            <draw:equation draw:name="f28" draw:formula="sin(?f24)"/>
            <draw:equation draw:name="f29" draw:formula="0 - ?f28"/>
            <draw:equation draw:name="f30" draw:formula="?f29"/>
            <draw:equation draw:name="f31" draw:formula="tan(?f24)"/>
            <draw:equation draw:name="f32" draw:formula="1 / ?f31"/>
            <draw:equation draw:name="f33" draw:formula="sqrt(?f9 * ?f9 + ?f6 * ?f6 + 0 * 0)"/>
            <draw:equation draw:name="f34" draw:formula="?f33 * 51965 / 100000"/>
            <draw:equation draw:name="f35" draw:formula="?f33 - ?f34"/>
            <draw:equation draw:name="f36" draw:formula="?f30 * ?f35 / 2"/>
            <draw:equation draw:name="f37" draw:formula="?f27 * ?f35 / 2"/>
            <draw:equation draw:name="f38" draw:formula="?f27 * ?f15 / 2"/>
            <draw:equation draw:name="f39" draw:formula="?f30 * ?f15 / 2"/>
            <draw:equation draw:name="f40" draw:formula="?f36 - ?f38"/>
            <draw:equation draw:name="f41" draw:formula="?f37 + ?f39"/>
            <draw:equation draw:name="f42" draw:formula="?f36 + ?f38"/>
            <draw:equation draw:name="f43" draw:formula="?f37 - ?f39"/>
            <draw:equation draw:name="f44" draw:formula="?f11 - ?f42"/>
            <draw:equation draw:name="f45" draw:formula="?f44 * ?f32"/>
            <draw:equation draw:name="f46" draw:formula="?f45 + ?f43"/>
            <draw:equation draw:name="f47" draw:formula="?f3 - ?f42"/>
            <draw:equation draw:name="f48" draw:formula="?f3 - ?f40"/>
            <draw:equation draw:name="f49" draw:formula="?f8 - ?f41"/>
            <draw:equation draw:name="f50" draw:formula="?f49 / ?f32"/>
            <draw:equation draw:name="f51" draw:formula="?f48 - ?f50"/>
            <draw:equation draw:name="f52" draw:formula="?f40 + ?f50"/>
            <draw:equation draw:name="f53" draw:formula="?f5 - ?f41"/>
            <draw:equation draw:name="f54" draw:formula="?f5 - ?f43"/>
            <draw:equation draw:name="f55" draw:formula="?f5 - ?f46"/>
            <draw:equation draw:name="f56" draw:formula="?f3 - ?f36"/>
            <draw:equation draw:name="f57" draw:formula="?f5 - ?f37"/>
          </draw:enhanced-geometry>
        </draw:custom-shape>
        <presentation:notes draw:style-name="a1147">
          <draw:page-thumbnail draw:page-number="10" svg:x="2.90104in" svg:y="0.88889in" svg:width="2.46528in" svg:height="4.38368in" presentation:class="page" draw:id="id217" presentation:style-name="a1135" draw:name="Espaço Reservado para Imagem de Slide 1">
            <svg:title/>
            <svg:desc/>
          </draw:page-thumbnail>
          <draw:frame draw:id="id218" presentation:style-name="a1142" draw:name="Espaço Reservado para Anotações 2" svg:x="0.82677in" svg:y="5.55394in" svg:width="6.61378in" svg:height="5.26142in" presentation:class="notes" presentation:placeholder="false">
            <draw:text-box>
              <text:p text:style-name="a1137" text:class-names="" text:cond-style-name=""><text:span text:style-name="a1136" text:class-names="">Interface do prestador de serviço</text:span></text:p>
              <text:p text:style-name="a1139" text:class-names="" text:cond-style-name=""><text:span text:style-name="a1138" text:class-names="">Mais de um serviço ao mesmo tempo (caso de empresas)</text:span></text:p>
              <text:p text:style-name="a1141" text:class-names="" text:cond-style-name=""><text:span text:style-name="a1140" text:class-names=""/></text:p>
            </draw:text-box>
            <svg:title/>
            <svg:desc/>
          </draw:frame>
          <draw:frame draw:id="id219" draw:style-name="a1146" draw:name="Espaço Reservado para Número de Slide 3" svg:x="4.67953in" svg:y="11.10827in" svg:width="3.5878in" svg:height="0.58425in">
            <draw:text-box>
              <text:p text:style-name="a1145" text:class-names="" text:cond-style-name=""><text:span text:style-name="a1143" text:class-names=""><text:page-number style:num-format="1" text:fixed="false"/></text:span><text:span text:style-name="a1144" text:class-names=""/></text:p>
            </draw:text-box>
            <svg:title/>
            <svg:desc/>
          </draw:frame>
        </presentation:notes>
      </draw:page>
      <draw:page draw:name="Slide11" draw:style-name="a1148" draw:master-page-name="Master1-Layout7-blank-Em-Branco" presentation:presentation-page-layout-name="Master1-PPL7" draw:id="Slide-266">
        <draw:custom-shape svg:x="0.19231in" svg:y="0.34615in" svg:width="5.86538in" svg:height="1.09616in" draw:id="id220" draw:style-name="a1151" draw:name="Retângulo 1">
          <svg:title/>
          <svg:desc/>
          <text:p text:style-name="a1150" text:class-names="" text:cond-style-name=""><text:span text:style-name="a1149" text:class-names="">Pedr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9231in" svg:y="1.44231in" svg:width="5.86538in" svg:height="7.30315in" draw:id="id221" draw:style-name="a1154" draw:name="Retângulo 2">
          <svg:title/>
          <svg:desc/>
          <text:p text:style-name="a1153" text:class-names="" text:cond-style-name=""><text:span text:style-name="a11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4615in" svg:y="1.80769in" svg:width="3.30769in" svg:height="1.11538in" draw:id="id222" draw:style-name="a1157" draw:name="Retângulo: Cantos Arredondados 3">
          <svg:title/>
          <svg:desc/>
          <text:p text:style-name="a1156" text:class-names="" text:cond-style-name=""><text:span text:style-name="a115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49359in" svg:y="3.25641in" svg:width="3.30769in" svg:height="1.11538in" draw:id="id223" draw:style-name="a1160" draw:name="Retângulo: Cantos Arredondados 4">
          <svg:title/>
          <svg:desc/>
          <text:p text:style-name="a1159" text:class-names="" text:cond-style-name=""><text:span text:style-name="a115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19231in" svg:y="9.90385in" svg:width="4.92308in" svg:height="0.75507in" draw:id="id224" draw:style-name="a1163" draw:name="Retângulo: Cantos Arredondados 6">
          <svg:title/>
          <svg:desc/>
          <text:p text:style-name="a1162" text:class-names="" text:cond-style-name=""><text:span text:style-name="a1161" text:class-names="">Escrever..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21154in" svg:y="9.90385in" svg:width="0.84615in" svg:height="0.81023in" draw:id="id225" draw:style-name="a1166" draw:name="Elipse 7">
          <svg:title/>
          <svg:desc/>
          <text:p text:style-name="a1165" text:class-names="" text:cond-style-name=""><text:span text:style-name="a116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51923in" svg:y="10.0442in" svg:width="0.35897in" svg:height="0.47436in" draw:id="id226" draw:style-name="a1169" draw:name="Seta: Pentágono 8">
          <svg:title/>
          <svg:desc/>
          <text:p text:style-name="a1168" text:class-names="" text:cond-style-name=""><text:span text:style-name="a116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draw:custom-shape svg:x="0.36002in" svg:y="8.8115in" svg:width="2.56865in" svg:height="0.81023in" draw:id="id227" draw:style-name="a1172" draw:name="Retângulo: Cantos Arredondados 8">
          <svg:title/>
          <svg:desc/>
          <text:p text:style-name="a1171" text:class-names="" text:cond-style-name=""><text:span text:style-name="a1170" text:class-names="">Iniciar serviço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26968in" svg:y="8.8115in" svg:width="2.5316in" svg:height="0.81023in" draw:id="id228" draw:style-name="a1175" draw:name="Retângulo: Cantos Arredondados 9">
          <svg:title/>
          <svg:desc/>
          <text:p text:style-name="a1174" text:class-names="" text:cond-style-name=""><text:span text:style-name="a1173" text:class-names="">Recusar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1182">
          <draw:page-thumbnail draw:page-number="11" svg:x="2.90104in" svg:y="0.88889in" svg:width="2.46528in" svg:height="4.38368in" presentation:class="page" draw:id="id229" presentation:style-name="a1176" draw:name="Espaço Reservado para Imagem de Slide 1">
            <svg:title/>
            <svg:desc/>
          </draw:page-thumbnail>
          <draw:frame draw:id="id230" presentation:style-name="a1177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  <draw:frame draw:id="id231" draw:style-name="a1181" draw:name="Espaço Reservado para Número de Slide 3" svg:x="4.67953in" svg:y="11.10827in" svg:width="3.5878in" svg:height="0.58425in">
            <draw:text-box>
              <text:p text:style-name="a1180" text:class-names="" text:cond-style-name=""><text:span text:style-name="a1178" text:class-names=""><text:page-number style:num-format="1" text:fixed="false"/></text:span><text:span text:style-name="a1179" text:class-names=""/></text:p>
            </draw:text-box>
            <svg:title/>
            <svg:desc/>
          </draw:frame>
        </presentation:notes>
      </draw:page>
      <draw:page draw:name="Slide12" draw:style-name="a1183" draw:master-page-name="Master1-Layout7-blank-Em-Branco" presentation:presentation-page-layout-name="Master1-PPL7" draw:id="Slide-267">
        <draw:frame draw:id="id232" draw:style-name="a1190" draw:name="CaixaDeTexto 7" svg:x="1.54989in" svg:y="4.79473in" svg:width="3.25908in" svg:height="1.21172in">
          <draw:text-box>
            <text:p text:style-name="a1185" text:class-names="" text:cond-style-name=""><text:span text:style-name="a1184" text:class-names=""/></text:p>
            <text:p text:style-name="a1187" text:class-names="" text:cond-style-name=""><text:span text:style-name="a1186" text:class-names="">Pedro Gabe Martins</text:span></text:p>
            <text:p text:style-name="a1189" text:class-names="" text:cond-style-name=""><text:span text:style-name="a1188" text:class-names=""/></text:p>
          </draw:text-box>
          <svg:title/>
          <svg:desc/>
        </draw:frame>
        <draw:custom-shape svg:x="2.53712in" svg:y="4.74912in" svg:width="0.21212in" svg:height="0.24489in" draw:id="id233" draw:style-name="a1193" draw:name="Estrela: 5 Pontas 8">
          <svg:title/>
          <svg:desc/>
          <text:p text:style-name="a1192" text:class-names="" text:cond-style-name=""><text:span text:style-name="a1191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2.80984in" svg:y="4.74912in" svg:width="0.21212in" svg:height="0.24489in" draw:id="id234" draw:style-name="a1196" draw:name="Estrela: 5 Pontas 9">
          <svg:title/>
          <svg:desc/>
          <text:p text:style-name="a1195" text:class-names="" text:cond-style-name=""><text:span text:style-name="a1194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3.08257in" svg:y="4.74912in" svg:width="0.21212in" svg:height="0.24489in" draw:id="id235" draw:style-name="a1199" draw:name="Estrela: 5 Pontas 10">
          <svg:title/>
          <svg:desc/>
          <text:p text:style-name="a1198" text:class-names="" text:cond-style-name=""><text:span text:style-name="a1197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3.34015in" svg:y="4.74912in" svg:width="0.21212in" svg:height="0.24489in" draw:id="id236" draw:style-name="a1202" draw:name="Estrela: 5 Pontas 11">
          <svg:title/>
          <svg:desc/>
          <text:p text:style-name="a1201" text:class-names="" text:cond-style-name=""><text:span text:style-name="a1200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custom-shape svg:x="3.59773in" svg:y="4.73885in" svg:width="0.21212in" svg:height="0.24489in" draw:id="id237" draw:style-name="a1205" draw:name="Estrela: 5 Pontas 12">
          <svg:title/>
          <svg:desc/>
          <text:p text:style-name="a1204" text:class-names="" text:cond-style-name=""><text:span text:style-name="a1203" text:class-names=""/></text:p>
          <draw:enhanced-geometry xmlns:dr3d="urn:oasis:names:tc:opendocument:xmlns:dr3d:1.0" draw:path-stretchpoint-x="21600" draw:path-stretchpoint-y="21600" draw:type="non-primitive" svg:viewBox="0 0 21600 21600" draw:enhanced-path="M ?f87 ?f91 L ?f94 ?f97 ?f31 ?f10 ?f95 ?f97 ?f90 ?f91 ?f96 ?f98 ?f89 ?f92 ?f31 ?f78 ?f88 ?f92 ?f93 ?f98 Z N" draw:text-areas="?f93 ?f97 ?f96 ?f78" draw:glue-points="?f87 ?f91 ?f88 ?f92 ?f89 ?f92 ?f90 ?f91" draw:glue-point-leaving-directions="-270, -180, -180, -9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105146"/>
            <draw:equation draw:name="f12" draw:formula="110557"/>
            <draw:equation draw:name="f13" draw:formula="19098"/>
            <draw:equation draw:name="f14" draw:formula="1080000 + ?f1"/>
            <draw:equation draw:name="f15" draw:formula="18360000 + ?f1"/>
            <draw:equation draw:name="f16" draw:formula="20520000 + ?f1"/>
            <draw:equation draw:name="f17" draw:formula="3240000 + ?f1"/>
            <draw:equation draw:name="f18" draw:formula="?f14 - ?f1"/>
            <draw:equation draw:name="f19" draw:formula="?f15 - ?f1"/>
            <draw:equation draw:name="f20" draw:formula="?f16 - ?f1"/>
            <draw:equation draw:name="f21" draw:formula="?f17 - ?f1"/>
            <draw:equation draw:name="f22" draw:formula="21600 * ?f7"/>
            <draw:equation draw:name="f23" draw:formula="21600 * ?f6"/>
            <draw:equation draw:name="f24" draw:formula="?f22 / ?f8"/>
            <draw:equation draw:name="f25" draw:formula="?f23 / ?f8"/>
            <draw:equation draw:name="f26" draw:formula="?f25 - ?f10"/>
            <draw:equation draw:name="f27" draw:formula="?f24 - ?f10"/>
            <draw:equation draw:name="f28" draw:formula="?f26 / 2"/>
            <draw:equation draw:name="f29" draw:formula="?f27 / 2"/>
            <draw:equation draw:name="f30" draw:formula="?f10 + ?f28"/>
            <draw:equation draw:name="f31" draw:formula="?f10 + ?f29"/>
            <draw:equation draw:name="f32" draw:formula="?f29 * ?f11"/>
            <draw:equation draw:name="f33" draw:formula="?f28 * ?f12"/>
            <draw:equation draw:name="f34" draw:formula="?f32 / 100000"/>
            <draw:equation draw:name="f35" draw:formula="?f33 / 100000"/>
            <draw:equation draw:name="f36" draw:formula="?f30 * ?f12"/>
            <draw:equation draw:name="f37" draw:formula="?f36 / 100000"/>
            <draw:equation draw:name="f38" draw:formula="?f34 * ?f13"/>
            <draw:equation draw:name="f39" draw:formula="?f35 * ?f13"/>
            <draw:equation draw:name="f40" draw:formula="?f18 + ?f1"/>
            <draw:equation draw:name="f41" draw:formula="?f40 * ?f9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?f19 + ?f1"/>
            <draw:equation draw:name="f47" draw:formula="?f46 * ?f9 / ?f0"/>
            <draw:equation draw:name="f48" draw:formula="0 - ?f47"/>
            <draw:equation draw:name="f49" draw:formula="sin(?f48)"/>
            <draw:equation draw:name="f50" draw:formula="0 - ?f49"/>
            <draw:equation draw:name="f51" draw:formula="?f50"/>
            <draw:equation draw:name="f52" draw:formula="cos(?f42)"/>
            <draw:equation draw:name="f53" draw:formula="0 - ?f52"/>
            <draw:equation draw:name="f54" draw:formula="?f53"/>
            <draw:equation draw:name="f55" draw:formula="cos(?f48)"/>
            <draw:equation draw:name="f56" draw:formula="0 - ?f55"/>
            <draw:equation draw:name="f57" draw:formula="?f56"/>
            <draw:equation draw:name="f58" draw:formula="?f20 + ?f1"/>
            <draw:equation draw:name="f59" draw:formula="?f58 * ?f9 / ?f0"/>
            <draw:equation draw:name="f60" draw:formula="0 - ?f59"/>
            <draw:equation draw:name="f61" draw:formula="sin(?f60)"/>
            <draw:equation draw:name="f62" draw:formula="0 - ?f61"/>
            <draw:equation draw:name="f63" draw:formula="?f62"/>
            <draw:equation draw:name="f64" draw:formula="?f21 + ?f1"/>
            <draw:equation draw:name="f65" draw:formula="?f64 * ?f9 / ?f0"/>
            <draw:equation draw:name="f66" draw:formula="0 - ?f65"/>
            <draw:equation draw:name="f67" draw:formula="sin(?f66)"/>
            <draw:equation draw:name="f68" draw:formula="0 - ?f67"/>
            <draw:equation draw:name="f69" draw:formula="?f68"/>
            <draw:equation draw:name="f70" draw:formula="cos(?f66)"/>
            <draw:equation draw:name="f71" draw:formula="0 - ?f70"/>
            <draw:equation draw:name="f72" draw:formula="?f71"/>
            <draw:equation draw:name="f73" draw:formula="cos(?f60)"/>
            <draw:equation draw:name="f74" draw:formula="0 - ?f73"/>
            <draw:equation draw:name="f75" draw:formula="?f74"/>
            <draw:equation draw:name="f76" draw:formula="?f38 / 50000"/>
            <draw:equation draw:name="f77" draw:formula="?f39 / 50000"/>
            <draw:equation draw:name="f78" draw:formula="?f37 + ?f77"/>
            <draw:equation draw:name="f79" draw:formula="?f45 * ?f34"/>
            <draw:equation draw:name="f80" draw:formula="?f51 * ?f34"/>
            <draw:equation draw:name="f81" draw:formula="?f54 * ?f35"/>
            <draw:equation draw:name="f82" draw:formula="?f57 * ?f35"/>
            <draw:equation draw:name="f83" draw:formula="?f63 * ?f76"/>
            <draw:equation draw:name="f84" draw:formula="?f69 * ?f76"/>
            <draw:equation draw:name="f85" draw:formula="?f72 * ?f77"/>
            <draw:equation draw:name="f86" draw:formula="?f75 * ?f77"/>
            <draw:equation draw:name="f87" draw:formula="?f31 - ?f79"/>
            <draw:equation draw:name="f88" draw:formula="?f31 - ?f80"/>
            <draw:equation draw:name="f89" draw:formula="?f31 + ?f80"/>
            <draw:equation draw:name="f90" draw:formula="?f31 + ?f79"/>
            <draw:equation draw:name="f91" draw:formula="?f37 - ?f81"/>
            <draw:equation draw:name="f92" draw:formula="?f37 - ?f82"/>
            <draw:equation draw:name="f93" draw:formula="?f31 - ?f83"/>
            <draw:equation draw:name="f94" draw:formula="?f31 - ?f84"/>
            <draw:equation draw:name="f95" draw:formula="?f31 + ?f84"/>
            <draw:equation draw:name="f96" draw:formula="?f31 + ?f83"/>
            <draw:equation draw:name="f97" draw:formula="?f37 - ?f85"/>
            <draw:equation draw:name="f98" draw:formula="?f37 - ?f86"/>
          </draw:enhanced-geometry>
        </draw:custom-shape>
        <draw:frame draw:id="id238" draw:style-name="a1219" draw:name="CaixaDeTexto 13" svg:x="0.48077in" svg:y="5.73753in" svg:width="5.586in" svg:height="0.70684in">
          <draw:text-box>
            <text:p text:style-name="a1208" text:class-names="" text:cond-style-name=""><text:span text:style-name="a1206" text:class-names="">Endereço:<text:s text:c="1"/></text:span><text:span text:style-name="a1207" text:class-names="">Rua Francisco Junqueira 3201</text:span></text:p>
            <text:p text:style-name="a1218" text:class-names="" text:cond-style-name=""><text:span text:style-name="a1209" text:class-names="">Bloco</text:span><text:span text:style-name="a1210" text:class-names=""><text:s text:c="1"/></text:span><text:span text:style-name="a1211" text:class-names="">5</text:span><text:span text:style-name="a1212" text:class-names=""><text:s text:c="1"/></text:span><text:span text:style-name="a1213" text:class-names="">Apto</text:span><text:span text:style-name="a1214" text:class-names=""><text:s text:c="1"/></text:span><text:span text:style-name="a1215" text:class-names="">0</text:span><text:span text:style-name="a1216" text:class-names="">1</text:span><text:span text:style-name="a1217" text:class-names=""/></text:p>
          </draw:text-box>
          <svg:title/>
          <svg:desc/>
        </draw:frame>
        <draw:custom-shape svg:x="0.31754in" svg:y="6.51302in" svg:width="5.40885in" svg:height="0.67487in" draw:id="id239" draw:style-name="a1223" draw:name="Retângulo: Cantos Arredondados 14">
          <svg:title/>
          <svg:desc/>
          <text:p text:style-name="a1222" text:class-names="" text:cond-style-name=""><text:span text:style-name="a1220" text:class-names="">Ligar para cliente</text:span><text:span text:style-name="a122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38461in" svg:y="8.93488in" svg:width="5.43216in" svg:height="0.87246in" draw:id="id240" draw:style-name="a1227" draw:name="Retângulo: Cantos Arredondados 19">
          <svg:title/>
          <svg:desc/>
          <text:p text:style-name="a1226" text:class-names="" text:cond-style-name=""><text:span text:style-name="a1224" text:class-names="">Finalizar serviço</text:span><text:span text:style-name="a122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5.22727in" svg:y1="0.27273in" svg:x2="5.88962in" svg:y2="0.27273in" draw:id="id241" draw:style-name="a1228" draw:name="Conector reto 21">
          <svg:title/>
          <svg:desc/>
        </draw:connector>
        <draw:connector draw:type="line" svg:x1="5.23542in" svg:y1="0.42424in" svg:x2="5.89777in" svg:y2="0.42424in" draw:id="id242" draw:style-name="a1229" draw:name="Conector reto 22">
          <svg:title/>
          <svg:desc/>
        </draw:connector>
        <draw:connector draw:type="line" svg:x1="5.25057in" svg:y1="0.59091in" svg:x2="5.91292in" svg:y2="0.59091in" draw:id="id243" draw:style-name="a1230" draw:name="Conector reto 23">
          <svg:title/>
          <svg:desc/>
        </draw:connector>
        <draw:custom-shape svg:x="1.84994in" svg:y="1.87391in" svg:width="2.5015in" svg:height="2.46863in" draw:id="id244" draw:style-name="a1234" draw:name="Elipse 24">
          <svg:title/>
          <svg:desc/>
          <text:p text:style-name="a1233" text:class-names="" text:cond-style-name=""><text:span text:style-name="a1231" text:class-names="">Foto</text:span><text:span text:style-name="a123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45" draw:style-name="a1238" draw:name="CaixaDeTexto 26" svg:x="0.27261in" svg:y="9.93867in" svg:width="2.37056in" svg:height="0.40391in">
          <draw:text-box>
            <text:p text:style-name="a1237" text:class-names="" text:cond-style-name=""><text:span text:style-name="a1235" text:class-names="">Cancelar visita</text:span><text:span text:style-name="a1236" text:class-names=""/></text:p>
          </draw:text-box>
          <svg:title/>
          <svg:desc/>
        </draw:frame>
        <presentation:notes draw:style-name="a1253">
          <draw:frame draw:id="id246" draw:style-name="a1242" draw:name="Espaço Reservado para Número de Slide 6" svg:x="4.67953in" svg:y="11.10827in" svg:width="3.5878in" svg:height="0.58425in">
            <draw:text-box>
              <text:p text:style-name="a1241" text:class-names="" text:cond-style-name=""><text:span text:style-name="a1239" text:class-names=""><text:page-number style:num-format="1" text:fixed="false">5</text:page-number></text:span><text:span text:style-name="a1240" text:class-names=""/></text:p>
            </draw:text-box>
            <svg:title/>
            <svg:desc/>
          </draw:frame>
          <draw:page-thumbnail draw:page-number="12" svg:x="2.90104in" svg:y="0.88889in" svg:width="2.46528in" svg:height="4.38368in" presentation:class="page" draw:id="id247" presentation:style-name="a1243" draw:name="Espaço Reservado para Imagem de Slide 1">
            <svg:title/>
            <svg:desc/>
          </draw:page-thumbnail>
          <draw:frame draw:id="id248" presentation:style-name="a1252" draw:name="Espaço Reservado para Anotações 2" svg:x="0.82677in" svg:y="5.55394in" svg:width="6.61378in" svg:height="5.26142in" presentation:class="notes" presentation:placeholder="false">
            <draw:text-box>
              <text:p text:style-name="a1245" text:class-names="" text:cond-style-name=""><text:span text:style-name="a1244" text:class-names="">Verificar se vai ter mesmo o sistema de avaliação.</text:span></text:p>
              <text:p text:style-name="a1249" text:class-names="" text:cond-style-name=""><text:span text:style-name="a1246" text:class-names="">Quando o prestador finalizar o serviço abrir um<text:s text:c="1"/></text:span><text:span text:style-name="a1247" text:class-names="">Popup</text:span><text:span text:style-name="a1248" text:class-names=""><text:s text:c="1"/>para avaliação do cliente.</text:span></text:p>
              <text:p text:style-name="a1251" text:class-names="" text:cond-style-name=""><text:span text:style-name="a1250" text:class-names=""/></text:p>
            </draw:text-box>
            <svg:title/>
            <svg:desc/>
          </draw:frame>
        </presentation:notes>
      </draw:page>
      <draw:page draw:name="Slide14" draw:style-name="a1254" draw:master-page-name="Master1-Layout7-blank-Em-Branco" presentation:presentation-page-layout-name="Master1-PPL7" draw:id="Slide-269">
        <draw:connector draw:type="line" svg:x1="5.22727in" svg:y1="0.27273in" svg:x2="5.88962in" svg:y2="0.27273in" draw:id="id249" draw:style-name="a1255" draw:name="Conector reto 1">
          <svg:title/>
          <svg:desc/>
        </draw:connector>
        <draw:connector draw:type="line" svg:x1="5.25328in" svg:y1="0.42424in" svg:x2="5.91562in" svg:y2="0.42424in" draw:id="id250" draw:style-name="a1256" draw:name="Conector reto 2">
          <svg:title/>
          <svg:desc/>
        </draw:connector>
        <draw:connector draw:type="line" svg:x1="5.25057in" svg:y1="0.59091in" svg:x2="5.91292in" svg:y2="0.59091in" draw:id="id251" draw:style-name="a1257" draw:name="Conector reto 3">
          <svg:title/>
          <svg:desc/>
        </draw:connector>
        <draw:custom-shape svg:x="0.16071in" svg:y="1.11472in" svg:width="5.91071in" svg:height="5.11743in" draw:id="id252" draw:style-name="a1260" draw:name="Retângulo: Cantos Arredondados 4">
          <svg:title/>
          <svg:desc/>
          <text:p text:style-name="a1259" text:class-names="" text:cond-style-name=""><text:span text:style-name="a125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253" draw:style-name="a1264" draw:name="CaixaDeTexto 5" svg:x="0.35514in" svg:y="3.32991in" svg:width="4.71265in" svg:height="0.70684in">
          <draw:text-box>
            <text:p text:style-name="a1263" text:class-names="" text:cond-style-name=""><text:span text:style-name="a1261" text:class-names="">Editar perfil</text:span><text:span text:style-name="a1262" text:class-names=""/></text:p>
          </draw:text-box>
          <svg:title/>
          <svg:desc/>
        </draw:frame>
        <draw:frame draw:id="id254" draw:style-name="a1268" draw:name="CaixaDeTexto 6" svg:x="1.13359in" svg:y="1.3045in" svg:width="3.9342in" svg:height="0.40391in">
          <draw:text-box>
            <text:p text:style-name="a1267" text:class-names="" text:cond-style-name=""><text:span text:style-name="a1265" text:class-names="">SEVERINOS</text:span><text:span text:style-name="a1266" text:class-names=""/></text:p>
          </draw:text-box>
          <svg:title/>
          <svg:desc/>
        </draw:frame>
        <draw:custom-shape svg:x="0.61964in" svg:y="2.10714in" svg:width="0.8625in" svg:height="0.76786in" draw:id="id255" draw:style-name="a1271" draw:name="Elipse 7">
          <svg:title/>
          <svg:desc/>
          <text:p text:style-name="a1270" text:class-names="" text:cond-style-name=""><text:span text:style-name="a126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56" draw:style-name="a1275" draw:name="CaixaDeTexto 8" svg:x="1.71429in" svg:y="2.10714in" svg:width="3.53628in" svg:height="0.40391in">
          <draw:text-box>
            <text:p text:style-name="a1274" text:class-names="" text:cond-style-name=""><text:span text:style-name="a1272" text:class-names="">Harley Liberato</text:span><text:span text:style-name="a1273" text:class-names=""/></text:p>
          </draw:text-box>
          <svg:title/>
          <svg:desc/>
        </draw:frame>
        <draw:connector draw:type="line" svg:x1="0.25in" svg:y1="3.08929in" svg:x2="5.91292in" svg:y2="3.08929in" draw:id="id257" draw:style-name="a1276" draw:name="Conector reto 10">
          <svg:title/>
          <svg:desc/>
        </draw:connector>
        <draw:frame draw:id="id258" draw:style-name="a1282" draw:name="CaixaDeTexto 11" svg:x="0.35514in" svg:y="4.06188in" svg:width="4.71265in" svg:height="0.70684in">
          <draw:text-box>
            <text:p text:style-name="a1281" text:class-names="" text:cond-style-name=""><text:span text:style-name="a1277" text:class-names="">Histórico de</text:span><text:span text:style-name="a1278" text:class-names=""><text:s text:c="1"/></text:span><text:span text:style-name="a1279" text:class-names="">serviço</text:span><text:span text:style-name="a1280" text:class-names="">s</text:span></text:p>
          </draw:text-box>
          <svg:title/>
          <svg:desc/>
        </draw:frame>
        <draw:frame draw:id="id259" draw:style-name="a1286" draw:name="CaixaDeTexto 15" svg:x="0.35514in" svg:y="4.79865in" svg:width="4.71265in" svg:height="0.70684in">
          <draw:text-box>
            <text:p text:style-name="a1285" text:class-names="" text:cond-style-name=""><text:span text:style-name="a1283" text:class-names="">Central de ajuda</text:span><text:span text:style-name="a1284" text:class-names=""/></text:p>
          </draw:text-box>
          <svg:title/>
          <svg:desc/>
        </draw:frame>
      </draw:page>
      <draw:page draw:name="Slide15" draw:style-name="a1287" draw:master-page-name="Master1-Layout7-blank-Em-Branco" presentation:presentation-page-layout-name="Master1-PPL7" draw:id="Slide-270">
        <draw:custom-shape svg:x="0.125in" svg:y="0.96428in" svg:width="5.94643in" svg:height="1.44643in" draw:id="id260" draw:style-name="a1290" draw:name="Retângulo 1">
          <svg:title/>
          <svg:desc/>
          <text:p text:style-name="a1289" text:class-names="" text:cond-style-name=""><text:span text:style-name="a12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5in" svg:y="1.14732in" svg:width="1.10714in" svg:height="1.08036in" draw:id="id261" draw:style-name="a1294" draw:name="Elipse 2">
          <svg:title/>
          <svg:desc/>
          <text:p text:style-name="a1293" text:class-names="" text:cond-style-name=""><text:span text:style-name="a1291" text:class-names="">Foto</text:span><text:span text:style-name="a129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62" draw:style-name="a1303" draw:name="CaixaDeTexto 3" svg:x="1.53571in" svg:y="1.14732in" svg:width="4.41567in" svg:height="1.3127in">
          <draw:text-box>
            <text:p text:style-name="a1296" text:class-names="" text:cond-style-name=""><text:span text:style-name="a1295" text:class-names="">Eletricista</text:span></text:p>
            <text:p text:style-name="a1298" text:class-names="" text:cond-style-name=""><text:span text:style-name="a1297" text:class-names="">Elétrica do Manoel<text:s text:c="1"/></text:span></text:p>
            <text:p text:style-name="a1300" text:class-names="" text:cond-style-name=""><text:span text:style-name="a1299" text:class-names="">22/01/2010 – 10:10:30</text:span></text:p>
            <text:p text:style-name="a1302" text:class-names="" text:cond-style-name=""><text:span text:style-name="a1301" text:class-names=""/></text:p>
          </draw:text-box>
          <svg:title/>
          <svg:desc/>
        </draw:frame>
        <draw:custom-shape svg:x="0.125in" svg:y="2.67151in" svg:width="5.94643in" svg:height="1.44643in" draw:id="id263" draw:style-name="a1306" draw:name="Retângulo 4">
          <svg:title/>
          <svg:desc/>
          <text:p text:style-name="a1305" text:class-names="" text:cond-style-name=""><text:span text:style-name="a13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5in" svg:y="2.85455in" svg:width="1.10714in" svg:height="1.08036in" draw:id="id264" draw:style-name="a1310" draw:name="Elipse 5">
          <svg:title/>
          <svg:desc/>
          <text:p text:style-name="a1309" text:class-names="" text:cond-style-name=""><text:span text:style-name="a1307" text:class-names="">Foto</text:span><text:span text:style-name="a130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65" draw:style-name="a1319" draw:name="CaixaDeTexto 6" svg:x="1.53571in" svg:y="2.85455in" svg:width="4.41567in" svg:height="1.3127in">
          <draw:text-box>
            <text:p text:style-name="a1312" text:class-names="" text:cond-style-name=""><text:span text:style-name="a1311" text:class-names="">Mecânico</text:span></text:p>
            <text:p text:style-name="a1314" text:class-names="" text:cond-style-name=""><text:span text:style-name="a1313" text:class-names="">Elétrica do Manoel<text:s text:c="1"/></text:span></text:p>
            <text:p text:style-name="a1316" text:class-names="" text:cond-style-name=""><text:span text:style-name="a1315" text:class-names="">22/01/2010 – 10:10:30</text:span></text:p>
            <text:p text:style-name="a1318" text:class-names="" text:cond-style-name=""><text:span text:style-name="a1317" text:class-names=""/></text:p>
          </draw:text-box>
          <svg:title/>
          <svg:desc/>
        </draw:frame>
        <draw:custom-shape svg:x="0.125in" svg:y="4.35374in" svg:width="5.94643in" svg:height="1.44643in" draw:id="id266" draw:style-name="a1322" draw:name="Retângulo 7">
          <svg:title/>
          <svg:desc/>
          <text:p text:style-name="a1321" text:class-names="" text:cond-style-name=""><text:span text:style-name="a13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5in" svg:y="4.53677in" svg:width="1.10714in" svg:height="1.08036in" draw:id="id267" draw:style-name="a1326" draw:name="Elipse 8">
          <svg:title/>
          <svg:desc/>
          <text:p text:style-name="a1325" text:class-names="" text:cond-style-name=""><text:span text:style-name="a1323" text:class-names="">Foto</text:span><text:span text:style-name="a132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68" draw:style-name="a1335" draw:name="CaixaDeTexto 9" svg:x="1.53571in" svg:y="4.53677in" svg:width="4.41567in" svg:height="1.3127in">
          <draw:text-box>
            <text:p text:style-name="a1328" text:class-names="" text:cond-style-name=""><text:span text:style-name="a1327" text:class-names="">Encanador</text:span></text:p>
            <text:p text:style-name="a1330" text:class-names="" text:cond-style-name=""><text:span text:style-name="a1329" text:class-names="">Elétrica do Manoel<text:s text:c="1"/></text:span></text:p>
            <text:p text:style-name="a1332" text:class-names="" text:cond-style-name=""><text:span text:style-name="a1331" text:class-names="">22/01/2010 – 10:10:30</text:span></text:p>
            <text:p text:style-name="a1334" text:class-names="" text:cond-style-name=""><text:span text:style-name="a1333" text:class-names=""/></text:p>
          </draw:text-box>
          <svg:title/>
          <svg:desc/>
        </draw:frame>
        <presentation:notes draw:style-name="a1344">
          <draw:page-thumbnail draw:page-number="14" svg:x="2.90104in" svg:y="0.88889in" svg:width="2.46528in" svg:height="4.38368in" presentation:class="page" draw:id="id269" presentation:style-name="a1336" draw:name="Espaço Reservado para Imagem de Slide 1">
            <svg:title/>
            <svg:desc/>
          </draw:page-thumbnail>
          <draw:frame draw:id="id270" presentation:style-name="a1340" draw:name="Espaço Reservado para Anotações 2" svg:x="0.82677in" svg:y="5.55394in" svg:width="6.61378in" svg:height="5.26142in" presentation:class="notes" presentation:placeholder="false">
            <draw:text-box>
              <text:p text:style-name="a1339" text:class-names="" text:cond-style-name=""><text:span text:style-name="a1337" text:class-names="">Tela de histórico de registro para cliente e prestador</text:span><text:span text:style-name="a1338" text:class-names=""/></text:p>
            </draw:text-box>
            <svg:title/>
            <svg:desc/>
          </draw:frame>
          <draw:frame draw:id="id271" draw:style-name="a1343" draw:name="Espaço Reservado para Número de Slide 3" svg:x="4.67953in" svg:y="11.10827in" svg:width="3.5878in" svg:height="0.58425in">
            <draw:text-box>
              <text:p text:style-name="a1342" text:class-names="" text:cond-style-name=""><text:span text:style-name="a1341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Slide de Título">
      <presentation:placeholder presentation:object="title" svg:x="0.77604in" svg:y="1.80382in" svg:width="4.65104in" svg:height="3.83854in"/>
      <presentation:placeholder presentation:object="subtitle" svg:x="0.77604in" svg:y="5.78993in" svg:width="4.65104in" svg:height="2.66146in"/>
      <presentation:placeholder presentation:object="date-time" svg:x="0.30984in" svg:y="10.04213in" svg:width="1.44449in" svg:height="0.75945in"/>
      <presentation:placeholder presentation:object="footer" svg:x="2.12047in" svg:y="10.04213in" svg:width="1.96535in" svg:height="0.75945in"/>
      <presentation:placeholder presentation:object="page-number" svg:x="4.44567in" svg:y="10.04213in" svg:width="1.44449in" svg:height="0.75945in"/>
    </style:presentation-page-layout>
    <style:presentation-page-layout style:name="Master1-PPL2" style:display-name="Título e Conteúdo">
      <presentation:placeholder presentation:object="title" svg:x="0.30984in" svg:y="0.43937in" svg:width="5.58031in" svg:height="1.84016in"/>
      <presentation:placeholder presentation:object="object" svg:x="0.30984in" svg:y="2.57913in" svg:width="5.58031in" svg:height="6.39291in"/>
      <presentation:placeholder presentation:object="date-time" svg:x="0.30984in" svg:y="10.04213in" svg:width="1.44449in" svg:height="0.75945in"/>
      <presentation:placeholder presentation:object="footer" svg:x="2.12047in" svg:y="10.04213in" svg:width="1.96535in" svg:height="0.75945in"/>
      <presentation:placeholder presentation:object="page-number" svg:x="4.44567in" svg:y="10.04213in" svg:width="1.44449in" svg:height="0.75945in"/>
    </style:presentation-page-layout>
    <style:presentation-page-layout style:name="Master1-PPL3" style:display-name="Cabeçalho da Seção">
      <presentation:placeholder presentation:object="title" svg:x="0.42361in" svg:y="2.74826in" svg:width="5.34896in" svg:height="4.58681in"/>
      <presentation:placeholder presentation:object="outline" svg:x="0.42361in" svg:y="7.37847in" svg:width="5.34896in" svg:height="2.41146in"/>
      <presentation:placeholder presentation:object="date-time" svg:x="0.30984in" svg:y="10.04213in" svg:width="1.44449in" svg:height="0.75945in"/>
      <presentation:placeholder presentation:object="footer" svg:x="2.12047in" svg:y="10.04213in" svg:width="1.96535in" svg:height="0.75945in"/>
      <presentation:placeholder presentation:object="page-number" svg:x="4.44567in" svg:y="10.04213in" svg:width="1.44449in" svg:height="0.75945in"/>
    </style:presentation-page-layout>
    <style:presentation-page-layout style:name="Master1-PPL4" style:display-name="Duas Partes de Conteúdo">
      <presentation:placeholder presentation:object="title" svg:x="0.30984in" svg:y="0.43937in" svg:width="5.58031in" svg:height="1.84016in"/>
      <presentation:placeholder presentation:object="object" svg:x="0.30903in" svg:y="2.57986in" svg:width="2.7066in" svg:height="6.39236in"/>
      <presentation:placeholder presentation:object="object" svg:x="3.18229in" svg:y="2.57986in" svg:width="2.70833in" svg:height="6.39236in"/>
      <presentation:placeholder presentation:object="date-time" svg:x="0.30984in" svg:y="10.04213in" svg:width="1.44449in" svg:height="0.75945in"/>
      <presentation:placeholder presentation:object="footer" svg:x="2.12047in" svg:y="10.04213in" svg:width="1.96535in" svg:height="0.75945in"/>
      <presentation:placeholder presentation:object="page-number" svg:x="4.44567in" svg:y="10.04213in" svg:width="1.44449in" svg:height="0.75945in"/>
    </style:presentation-page-layout>
    <style:presentation-page-layout style:name="Master1-PPL5" style:display-name="Comparação">
      <presentation:placeholder presentation:object="title" svg:x="0.42708in" svg:y="0.58681in" svg:width="5.34896in" svg:height="2.13021in"/>
      <presentation:placeholder presentation:object="outline" svg:x="0.42708in" svg:y="2.70313in" svg:width="2.62326in" svg:height="1.32465in"/>
      <presentation:placeholder presentation:object="object" svg:x="0.42708in" svg:y="4.02778in" svg:width="2.62326in" svg:height="5.92188in"/>
      <presentation:placeholder presentation:object="outline" svg:x="3.13889in" svg:y="2.70313in" svg:width="2.63715in" svg:height="1.32465in"/>
      <presentation:placeholder presentation:object="object" svg:x="3.13889in" svg:y="4.02778in" svg:width="2.63715in" svg:height="5.92188in"/>
      <presentation:placeholder presentation:object="date-time" svg:x="0.30984in" svg:y="10.04213in" svg:width="1.44449in" svg:height="0.75945in"/>
      <presentation:placeholder presentation:object="footer" svg:x="2.12047in" svg:y="10.04213in" svg:width="1.96535in" svg:height="0.75945in"/>
      <presentation:placeholder presentation:object="page-number" svg:x="4.44567in" svg:y="10.04213in" svg:width="1.44449in" svg:height="0.75945in"/>
    </style:presentation-page-layout>
    <style:presentation-page-layout style:name="Master1-PPL6" style:display-name="Somente Título">
      <presentation:placeholder presentation:object="title" svg:x="0.30984in" svg:y="0.43937in" svg:width="5.58031in" svg:height="1.84016in"/>
      <presentation:placeholder presentation:object="date-time" svg:x="0.30984in" svg:y="10.04213in" svg:width="1.44449in" svg:height="0.75945in"/>
      <presentation:placeholder presentation:object="footer" svg:x="2.12047in" svg:y="10.04213in" svg:width="1.96535in" svg:height="0.75945in"/>
      <presentation:placeholder presentation:object="page-number" svg:x="4.44567in" svg:y="10.04213in" svg:width="1.44449in" svg:height="0.75945in"/>
    </style:presentation-page-layout>
    <style:presentation-page-layout style:name="Master1-PPL7" style:display-name="Em Branco">
      <presentation:placeholder presentation:object="date-time" svg:x="0.30984in" svg:y="10.04213in" svg:width="1.44449in" svg:height="0.75945in"/>
      <presentation:placeholder presentation:object="footer" svg:x="2.12047in" svg:y="10.04213in" svg:width="1.96535in" svg:height="0.75945in"/>
      <presentation:placeholder presentation:object="page-number" svg:x="4.44567in" svg:y="10.04213in" svg:width="1.44449in" svg:height="0.75945in"/>
    </style:presentation-page-layout>
    <style:presentation-page-layout style:name="Master1-PPL8" style:display-name="Conteúdo com Legenda">
      <presentation:placeholder presentation:object="title" svg:x="0.42708in" svg:y="0.73438in" svg:width="2in" svg:height="2.57292in"/>
      <presentation:placeholder presentation:object="object" svg:x="2.63715in" svg:y="1.58681in" svg:width="3.13889in" svg:height="7.83507in"/>
      <presentation:placeholder presentation:object="outline" svg:x="0.42708in" svg:y="3.30729in" svg:width="2in" svg:height="6.12674in"/>
      <presentation:placeholder presentation:object="date-time" svg:x="0.30984in" svg:y="10.04213in" svg:width="1.44449in" svg:height="0.75945in"/>
      <presentation:placeholder presentation:object="footer" svg:x="2.12047in" svg:y="10.04213in" svg:width="1.96535in" svg:height="0.75945in"/>
      <presentation:placeholder presentation:object="page-number" svg:x="4.44567in" svg:y="10.04213in" svg:width="1.44449in" svg:height="0.75945in"/>
    </style:presentation-page-layout>
    <style:presentation-page-layout style:name="Master1-PPL9" style:display-name="Imagem com Legenda">
      <presentation:placeholder presentation:object="title" svg:x="0.42708in" svg:y="0.73438in" svg:width="2in" svg:height="2.57292in"/>
      <presentation:placeholder presentation:object="graphic" svg:x="2.63715in" svg:y="1.58681in" svg:width="3.13889in" svg:height="7.83507in"/>
      <presentation:placeholder presentation:object="outline" svg:x="0.42708in" svg:y="3.30729in" svg:width="2in" svg:height="6.12674in"/>
      <presentation:placeholder presentation:object="date-time" svg:x="0.30984in" svg:y="10.04213in" svg:width="1.44449in" svg:height="0.75945in"/>
      <presentation:placeholder presentation:object="footer" svg:x="2.12047in" svg:y="10.04213in" svg:width="1.96535in" svg:height="0.75945in"/>
      <presentation:placeholder presentation:object="page-number" svg:x="4.44567in" svg:y="10.04213in" svg:width="1.44449in" svg:height="0.75945in"/>
    </style:presentation-page-layout>
    <style:presentation-page-layout style:name="Master1-PPL10" style:display-name="Título e Texto Vertical">
      <presentation:placeholder presentation:object="title" svg:x="0.30984in" svg:y="0.43937in" svg:width="5.58031in" svg:height="1.84016in"/>
      <presentation:placeholder presentation:object="outline" svg:x="0.30984in" svg:y="2.57913in" svg:width="5.58031in" svg:height="6.39291in"/>
      <presentation:placeholder presentation:object="date-time" svg:x="0.30984in" svg:y="10.04213in" svg:width="1.44449in" svg:height="0.75945in"/>
      <presentation:placeholder presentation:object="footer" svg:x="2.12047in" svg:y="10.04213in" svg:width="1.96535in" svg:height="0.75945in"/>
      <presentation:placeholder presentation:object="page-number" svg:x="4.44567in" svg:y="10.04213in" svg:width="1.44449in" svg:height="0.75945in"/>
    </style:presentation-page-layout>
    <style:presentation-page-layout style:name="Master1-PPL11" style:display-name="Texto e Título Vertical">
      <presentation:placeholder presentation:object="title" svg:x="4.49653in" svg:y="0.43924in" svg:width="1.3941in" svg:height="8.53299in"/>
      <presentation:placeholder presentation:object="outline" svg:x="0.30903in" svg:y="0.43924in" svg:width="4.02083in" svg:height="8.53299in"/>
      <presentation:placeholder presentation:object="date-time" svg:x="0.30984in" svg:y="10.04213in" svg:width="1.44449in" svg:height="0.75945in"/>
      <presentation:placeholder presentation:object="footer" svg:x="2.12047in" svg:y="10.04213in" svg:width="1.96535in" svg:height="0.75945in"/>
      <presentation:placeholder presentation:object="page-number" svg:x="4.44567in" svg:y="10.04213in" svg:width="1.44449in" svg:height="0.75945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6.20139in" fo:page-height="11.02431in" style:print-orientation="portrait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1.08611in" style:font-size-asian="1.08611in" style:font-size-complex="1.08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79028in" style:font-size-asian="0.79028in" style:font-size-complex="0.7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1.08611in" style:font-size-asian="1.08611in" style:font-size-complex="1.08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1.08611in" style:font-size-asian="1.08611in" style:font-size-complex="1.08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79028in" style:font-size-asian="0.79028in" style:font-size-complex="0.7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79028in" style:font-size-asian="0.79028in" style:font-size-complex="0.7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79028in" style:font-size-asian="0.79028in" style:font-size-complex="0.7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1.08611in" style:font-size-asian="1.08611in" style:font-size-complex="1.08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79028in" style:font-size-asian="0.79028in" style:font-size-complex="0.7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1.08611in" style:font-size-asian="1.08611in" style:font-size-complex="1.08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79028in" style:font-size-asian="0.79028in" style:font-size-complex="0.7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79028in" style:font-size-asian="0.79028in" style:font-size-complex="0.7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1.08611in" style:font-size-asian="1.08611in" style:font-size-complex="1.08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1.08611in" style:font-size-asian="1.08611in" style:font-size-complex="1.086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79028in" style:font-size-asian="0.79028in" style:font-size-complex="0.7902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adrão" style:page-layout-name="pageLayout1" draw:style-name="a0">
      <draw:frame draw:id="id0" presentation:style-name="a3" draw:name="Espaço Reservado para Título 1" svg:x="0.30984in" svg:y="0.43937in" svg:width="5.58031in" svg:height="1.84016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ço Reservado para Texto 2" svg:x="0.30984in" svg:y="2.57913in" svg:width="5.58031in" svg:height="6.3929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s estilos de texto Mestr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ço Reservado para Data 3" svg:x="0.30984in" svg:y="10.04213in" svg:width="1.44449in" svg:height="0.75945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ço Reservado para Rodapé 4" svg:x="2.12047in" svg:y="10.04213in" svg:width="1.96535in" svg:height="0.75945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ço Reservado para Número de Slide 5" svg:x="4.44567in" svg:y="10.04213in" svg:width="1.44449in" svg:height="0.75945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ço Reservado para Imagem de Slide 1">
          <svg:title/>
          <svg:desc/>
        </draw:page-thumbnail>
        <draw:frame draw:id="id6" presentation:style-name="a32" draw:name="Espaço Reservado para Anotaçõ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ço Reservado para Cabeçalho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ço Reservado para Data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ço Reservado para Rodapé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ço Reservado para Número de Slid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46">
      <draw:frame draw:id="id11" presentation:style-name="a49" draw:name="Título 1" svg:x="0.77604in" svg:y="1.80382in" svg:width="4.65104in" svg:height="3.83854in" presentation:class="title" presentation:placeholder="false">
        <draw:text-box>
          <text:p text:style-name="a48" text:class-names="" text:cond-style-name=""><text:span text:style-name="a47" text:class-names="">Clique para editar o título Mestre</text:span></text:p>
        </draw:text-box>
        <svg:title/>
        <svg:desc/>
      </draw:frame>
      <draw:frame draw:id="id12" presentation:style-name="a52" draw:name="Subtítulo 2" svg:x="0.77604in" svg:y="5.78993in" svg:width="4.65104in" svg:height="2.66146in" presentation:class="subtitle" presentation:placeholder="false">
        <draw:text-box>
          <text:p text:style-name="a51" text:class-names="" text:cond-style-name=""><text:span text:style-name="a50" text:class-names="">Clique para editar o estilo do subtítulo Mestre</text:span></text:p>
        </draw:text-box>
        <svg:title/>
        <svg:desc/>
      </draw:frame>
      <draw:frame draw:id="id13" presentation:style-name="a55" draw:name="Espaço Reservado para Data 3" svg:x="0.30984in" svg:y="10.04213in" svg:width="1.44449in" svg:height="0.75945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ço Reservado para Rodapé 4" svg:x="2.12047in" svg:y="10.04213in" svg:width="1.96535in" svg:height="0.75945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ço Reservado para Número de Slide 5" svg:x="4.44567in" svg:y="10.04213in" svg:width="1.44449in" svg:height="0.75945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ço Reservado para Imagem de Slide 1">
          <svg:title/>
          <svg:desc/>
        </draw:page-thumbnail>
        <draw:frame draw:id="id6" presentation:style-name="a65" draw:name="Espaço Reservado para Anotaçõ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ço Reservado para Cabeçalho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ço Reservado para Data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ço Reservado para Rodapé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ço Reservado para Número de Slid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79">
      <draw:frame draw:id="id16" presentation:style-name="a82" draw:name="Título 1" svg:x="0.30984in" svg:y="0.43937in" svg:width="5.58031in" svg:height="1.84016in" presentation:class="title" presentation:placeholder="false">
        <draw:text-box>
          <text:p text:style-name="a81" text:class-names="" text:cond-style-name=""><text:span text:style-name="a80" text:class-names="">Clique para editar o título Mestre</text:span></text:p>
        </draw:text-box>
        <svg:title/>
        <svg:desc/>
      </draw:frame>
      <draw:frame draw:id="id17" presentation:style-name="a97" draw:name="Espaço Reservado para Conteúdo 2" svg:x="0.30984in" svg:y="2.57913in" svg:width="5.58031in" svg:height="6.39291in" presentation:class="object" presentation:placeholder="false">
        <draw:text-box>
          <text:p text:style-name="a84" text:class-names="" text:cond-style-name=""><text:span text:style-name="a83" text:class-names="">Clique para editar os estilos de texto Mestres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Segundo nível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ço Reservado para Data 3" svg:x="0.30984in" svg:y="10.04213in" svg:width="1.44449in" svg:height="0.75945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ço Reservado para Rodapé 4" svg:x="2.12047in" svg:y="10.04213in" svg:width="1.96535in" svg:height="0.75945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ço Reservado para Número de Slide 5" svg:x="4.44567in" svg:y="10.04213in" svg:width="1.44449in" svg:height="0.75945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ço Reservado para Imagem de Slide 1">
          <svg:title/>
          <svg:desc/>
        </draw:page-thumbnail>
        <draw:frame draw:id="id6" presentation:style-name="a110" draw:name="Espaço Reservado para Anotaçõ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ço Reservado para Cabeçalho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ço Reservado para Data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ço Reservado para Rodapé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ço Reservado para Número de Slid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24">
      <draw:frame draw:id="id21" presentation:style-name="a127" draw:name="Título 1" svg:x="0.42361in" svg:y="2.74826in" svg:width="5.34896in" svg:height="4.58681in" presentation:class="title" presentation:placeholder="false">
        <draw:text-box>
          <text:p text:style-name="a126" text:class-names="" text:cond-style-name=""><text:span text:style-name="a125" text:class-names="">Clique para editar o título Mestre</text:span></text:p>
        </draw:text-box>
        <svg:title/>
        <svg:desc/>
      </draw:frame>
      <draw:frame draw:id="id22" presentation:style-name="a131" draw:name="Espaço Reservado para Texto 2" svg:x="0.42361in" svg:y="7.37847in" svg:width="5.34896in" svg:height="2.41146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 para editar os estilos de texto Mestres</text:span></text:p>
            </text:list-item>
          </text:list>
        </draw:text-box>
        <svg:title/>
        <svg:desc/>
      </draw:frame>
      <draw:frame draw:id="id23" presentation:style-name="a134" draw:name="Espaço Reservado para Data 3" svg:x="0.30984in" svg:y="10.04213in" svg:width="1.44449in" svg:height="0.75945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ço Reservado para Rodapé 4" svg:x="2.12047in" svg:y="10.04213in" svg:width="1.96535in" svg:height="0.75945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ço Reservado para Número de Slide 5" svg:x="4.44567in" svg:y="10.04213in" svg:width="1.44449in" svg:height="0.75945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ço Reservado para Imagem de Slide 1">
          <svg:title/>
          <svg:desc/>
        </draw:page-thumbnail>
        <draw:frame draw:id="id6" presentation:style-name="a144" draw:name="Espaço Reservado para Anotaçõ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ço Reservado para Cabeçalho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ço Reservado para Data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ço Reservado para Rodapé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ço Reservado para Número de Slid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58">
      <draw:frame draw:id="id26" presentation:style-name="a161" draw:name="Título 1" svg:x="0.30984in" svg:y="0.43937in" svg:width="5.58031in" svg:height="1.84016in" presentation:class="title" presentation:placeholder="false">
        <draw:text-box>
          <text:p text:style-name="a160" text:class-names="" text:cond-style-name=""><text:span text:style-name="a159" text:class-names="">Clique para editar o título Mestre</text:span></text:p>
        </draw:text-box>
        <svg:title/>
        <svg:desc/>
      </draw:frame>
      <draw:frame draw:id="id27" presentation:style-name="a176" draw:name="Espaço Reservado para Conteúdo 2" svg:x="0.30903in" svg:y="2.57986in" svg:width="2.7066in" svg:height="6.39236in" presentation:class="object" presentation:placeholder="false">
        <draw:text-box>
          <text:p text:style-name="a163" text:class-names="" text:cond-style-name=""><text:span text:style-name="a162" text:class-names="">Clique para editar os estilos de texto Mestres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Segundo nível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ço Reservado para Conteúdo 3" svg:x="3.18229in" svg:y="2.57986in" svg:width="2.70833in" svg:height="6.39236in" presentation:class="object" presentation:placeholder="false">
        <draw:text-box>
          <text:p text:style-name="a178" text:class-names="" text:cond-style-name=""><text:span text:style-name="a177" text:class-names="">Clique para editar os estilos de texto Mestr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í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ço Reservado para Data 4" svg:x="0.30984in" svg:y="10.04213in" svg:width="1.44449in" svg:height="0.75945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ço Reservado para Rodapé 5" svg:x="2.12047in" svg:y="10.04213in" svg:width="1.96535in" svg:height="0.75945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ço Reservado para Número de Slide 6" svg:x="4.44567in" svg:y="10.04213in" svg:width="1.44449in" svg:height="0.75945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ço Reservado para Imagem de Slide 1">
          <svg:title/>
          <svg:desc/>
        </draw:page-thumbnail>
        <draw:frame draw:id="id6" presentation:style-name="a204" draw:name="Espaço Reservado para Anotaçõ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ço Reservado para Cabeçalho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ço Reservado para Data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ço Reservado para Rodapé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ço Reservado para Número de Slid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18">
      <draw:frame draw:id="id32" presentation:style-name="a221" draw:name="Título 1" svg:x="0.42708in" svg:y="0.58681in" svg:width="5.34896in" svg:height="2.13021in" presentation:class="title" presentation:placeholder="false">
        <draw:text-box>
          <text:p text:style-name="a220" text:class-names="" text:cond-style-name=""><text:span text:style-name="a219" text:class-names="">Clique para editar o título Mestre</text:span></text:p>
        </draw:text-box>
        <svg:title/>
        <svg:desc/>
      </draw:frame>
      <draw:frame draw:id="id33" presentation:style-name="a225" draw:name="Espaço Reservado para Texto 2" svg:x="0.42708in" svg:y="2.70313in" svg:width="2.62326in" svg:height="1.32465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 para editar os estilos de texto Mestres</text:span></text:p>
            </text:list-item>
          </text:list>
        </draw:text-box>
        <svg:title/>
        <svg:desc/>
      </draw:frame>
      <draw:frame draw:id="id34" presentation:style-name="a240" draw:name="Espaço Reservado para Conteúdo 3" svg:x="0.42708in" svg:y="4.02778in" svg:width="2.62326in" svg:height="5.92188in" presentation:class="object" presentation:placeholder="false">
        <draw:text-box>
          <text:p text:style-name="a227" text:class-names="" text:cond-style-name=""><text:span text:style-name="a226" text:class-names="">Clique para editar os estilos de texto Mestres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gundo ní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ço Reservado para Texto 4" svg:x="3.13889in" svg:y="2.70313in" svg:width="2.63715in" svg:height="1.32465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 para editar os estilos de texto Mestres</text:span></text:p>
            </text:list-item>
          </text:list>
        </draw:text-box>
        <svg:title/>
        <svg:desc/>
      </draw:frame>
      <draw:frame draw:id="id36" presentation:style-name="a259" draw:name="Espaço Reservado para Conteúdo 5" svg:x="3.13889in" svg:y="4.02778in" svg:width="2.63715in" svg:height="5.92188in" presentation:class="object" presentation:placeholder="false">
        <draw:text-box>
          <text:p text:style-name="a246" text:class-names="" text:cond-style-name=""><text:span text:style-name="a245" text:class-names="">Clique para editar os estilos de texto Mestres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gundo ní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ço Reservado para Data 6" svg:x="0.30984in" svg:y="10.04213in" svg:width="1.44449in" svg:height="0.75945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ço Reservado para Rodapé 7" svg:x="2.12047in" svg:y="10.04213in" svg:width="1.96535in" svg:height="0.75945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ço Reservado para Número de Slide 8" svg:x="4.44567in" svg:y="10.04213in" svg:width="1.44449in" svg:height="0.75945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ço Reservado para Imagem de Slide 1">
          <svg:title/>
          <svg:desc/>
        </draw:page-thumbnail>
        <draw:frame draw:id="id6" presentation:style-name="a272" draw:name="Espaço Reservado para Anotaçõ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ço Reservado para Cabeçalho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ço Reservado para Data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ço Reservado para Rodapé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ço Reservado para Número de Slid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286">
      <draw:frame draw:id="id40" presentation:style-name="a289" draw:name="Título 1" svg:x="0.30984in" svg:y="0.43937in" svg:width="5.58031in" svg:height="1.84016in" presentation:class="title" presentation:placeholder="false">
        <draw:text-box>
          <text:p text:style-name="a288" text:class-names="" text:cond-style-name=""><text:span text:style-name="a287" text:class-names="">Clique para editar o título Mestre</text:span></text:p>
        </draw:text-box>
        <svg:title/>
        <svg:desc/>
      </draw:frame>
      <draw:frame draw:id="id41" presentation:style-name="a292" draw:name="Espaço Reservado para Data 2" svg:x="0.30984in" svg:y="10.04213in" svg:width="1.44449in" svg:height="0.75945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ço Reservado para Rodapé 3" svg:x="2.12047in" svg:y="10.04213in" svg:width="1.96535in" svg:height="0.75945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ço Reservado para Número de Slide 4" svg:x="4.44567in" svg:y="10.04213in" svg:width="1.44449in" svg:height="0.75945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ço Reservado para Imagem de Slide 1">
          <svg:title/>
          <svg:desc/>
        </draw:page-thumbnail>
        <draw:frame draw:id="id6" presentation:style-name="a302" draw:name="Espaço Reservado para Anotaçõ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ço Reservado para Cabeçalho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ço Reservado para Data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ço Reservado para Rodapé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ço Reservado para Número de Slid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316">
      <draw:frame draw:id="id44" presentation:style-name="a319" draw:name="Espaço Reservado para Data 1" svg:x="0.30984in" svg:y="10.04213in" svg:width="1.44449in" svg:height="0.75945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ço Reservado para Rodapé 2" svg:x="2.12047in" svg:y="10.04213in" svg:width="1.96535in" svg:height="0.75945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ço Reservado para Número de Slide 3" svg:x="4.44567in" svg:y="10.04213in" svg:width="1.44449in" svg:height="0.75945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ço Reservado para Imagem de Slide 1">
          <svg:title/>
          <svg:desc/>
        </draw:page-thumbnail>
        <draw:frame draw:id="id6" presentation:style-name="a329" draw:name="Espaço Reservado para Anotaçõ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ço Reservado para Cabeçalho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ço Reservado para Data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ço Reservado para Rodapé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ço Reservado para Número de Slid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343">
      <draw:frame draw:id="id47" presentation:style-name="a346" draw:name="Título 1" svg:x="0.42708in" svg:y="0.73438in" svg:width="2in" svg:height="2.57292in" presentation:class="title" presentation:placeholder="false">
        <draw:text-box>
          <text:p text:style-name="a345" text:class-names="" text:cond-style-name=""><text:span text:style-name="a344" text:class-names="">Clique para editar o título Mestre</text:span></text:p>
        </draw:text-box>
        <svg:title/>
        <svg:desc/>
      </draw:frame>
      <draw:frame draw:id="id48" presentation:style-name="a361" draw:name="Espaço Reservado para Conteúdo 2" svg:x="2.63715in" svg:y="1.58681in" svg:width="3.13889in" svg:height="7.83507in" presentation:class="object" presentation:placeholder="false">
        <draw:text-box>
          <text:p text:style-name="a348" text:class-names="" text:cond-style-name=""><text:span text:style-name="a347" text:class-names="">Clique para editar os estilos de texto Mestres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gundo ní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ço Reservado para Texto 3" svg:x="0.42708in" svg:y="3.30729in" svg:width="2in" svg:height="6.12674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 para editar os estilos de texto Mestres</text:span></text:p>
            </text:list-item>
          </text:list>
        </draw:text-box>
        <svg:title/>
        <svg:desc/>
      </draw:frame>
      <draw:frame draw:id="id50" presentation:style-name="a368" draw:name="Espaço Reservado para Data 4" svg:x="0.30984in" svg:y="10.04213in" svg:width="1.44449in" svg:height="0.75945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ço Reservado para Rodapé 5" svg:x="2.12047in" svg:y="10.04213in" svg:width="1.96535in" svg:height="0.75945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ço Reservado para Número de Slide 6" svg:x="4.44567in" svg:y="10.04213in" svg:width="1.44449in" svg:height="0.75945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ço Reservado para Imagem de Slide 1">
          <svg:title/>
          <svg:desc/>
        </draw:page-thumbnail>
        <draw:frame draw:id="id6" presentation:style-name="a378" draw:name="Espaço Reservado para Anotaçõ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ço Reservado para Cabeçalho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ço Reservado para Data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ço Reservado para Rodapé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ço Reservado para Número de Slid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392">
      <draw:frame draw:id="id53" presentation:style-name="a395" draw:name="Título 1" svg:x="0.42708in" svg:y="0.73438in" svg:width="2in" svg:height="2.57292in" presentation:class="title" presentation:placeholder="false">
        <draw:text-box>
          <text:p text:style-name="a394" text:class-names="" text:cond-style-name=""><text:span text:style-name="a393" text:class-names="">Clique para editar o título Mestre</text:span></text:p>
        </draw:text-box>
        <svg:title/>
        <svg:desc/>
      </draw:frame>
      <draw:frame draw:id="id54" presentation:style-name="a398" draw:name="Espaço Reservado para Imagem 2" svg:x="2.63715in" svg:y="1.58681in" svg:width="3.13889in" svg:height="7.83507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ço Reservado para Texto 3" svg:x="0.42708in" svg:y="3.30729in" svg:width="2in" svg:height="6.12674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 para editar os estilos de texto Mestres</text:span></text:p>
            </text:list-item>
          </text:list>
        </draw:text-box>
        <svg:title/>
        <svg:desc/>
      </draw:frame>
      <draw:frame draw:id="id56" presentation:style-name="a405" draw:name="Espaço Reservado para Data 4" svg:x="0.30984in" svg:y="10.04213in" svg:width="1.44449in" svg:height="0.75945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ço Reservado para Rodapé 5" svg:x="2.12047in" svg:y="10.04213in" svg:width="1.96535in" svg:height="0.75945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ço Reservado para Número de Slide 6" svg:x="4.44567in" svg:y="10.04213in" svg:width="1.44449in" svg:height="0.75945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ço Reservado para Imagem de Slide 1">
          <svg:title/>
          <svg:desc/>
        </draw:page-thumbnail>
        <draw:frame draw:id="id6" presentation:style-name="a415" draw:name="Espaço Reservado para Anotaçõ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ço Reservado para Cabeçalho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ço Reservado para Data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ço Reservado para Rodapé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ço Reservado para Número de Slid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429">
      <draw:frame draw:id="id59" presentation:style-name="a432" draw:name="Título 1" svg:x="0.30984in" svg:y="0.43937in" svg:width="5.58031in" svg:height="1.84016in" presentation:class="title" presentation:placeholder="false">
        <draw:text-box>
          <text:p text:style-name="a431" text:class-names="" text:cond-style-name=""><text:span text:style-name="a430" text:class-names="">Clique para editar o título Mestre</text:span></text:p>
        </draw:text-box>
        <svg:title/>
        <svg:desc/>
      </draw:frame>
      <draw:frame draw:id="id60" presentation:style-name="a448" draw:name="Espaço Reservado para Texto Vertical 2" svg:x="0.30984in" svg:y="2.57913in" svg:width="5.58031in" svg:height="6.39291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 para editar os estilos de texto Mestres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Segundo nível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ço Reservado para Data 3" svg:x="0.30984in" svg:y="10.04213in" svg:width="1.44449in" svg:height="0.75945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ço Reservado para Rodapé 4" svg:x="2.12047in" svg:y="10.04213in" svg:width="1.96535in" svg:height="0.75945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ço Reservado para Número de Slide 5" svg:x="4.44567in" svg:y="10.04213in" svg:width="1.44449in" svg:height="0.75945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ço Reservado para Imagem de Slide 1">
          <svg:title/>
          <svg:desc/>
        </draw:page-thumbnail>
        <draw:frame draw:id="id6" presentation:style-name="a461" draw:name="Espaço Reservado para Anotaçõ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ço Reservado para Cabeçalho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ço Reservado para Data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ço Reservado para Rodapé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ço Reservado para Número de Slid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exto-e-Título-Vertical" style:page-layout-name="pageLayout1" draw:style-name="a475">
      <draw:frame draw:id="id64" presentation:style-name="a478" draw:name="Título Vertical 1" svg:x="4.49653in" svg:y="0.43924in" svg:width="1.3941in" svg:height="8.53299in" presentation:class="title" presentation:placeholder="false">
        <draw:text-box>
          <text:p text:style-name="a477" text:class-names="" text:cond-style-name=""><text:span text:style-name="a476" text:class-names="">Clique para editar o título Mestre</text:span></text:p>
        </draw:text-box>
        <svg:title/>
        <svg:desc/>
      </draw:frame>
      <draw:frame draw:id="id65" presentation:style-name="a494" draw:name="Espaço Reservado para Texto Vertical 2" svg:x="0.30903in" svg:y="0.43924in" svg:width="4.02083in" svg:height="8.53299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 para editar os estilos de texto Mestres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Segundo nível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ço Reservado para Data 3" svg:x="0.30984in" svg:y="10.04213in" svg:width="1.44449in" svg:height="0.75945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ço Reservado para Rodapé 4" svg:x="2.12047in" svg:y="10.04213in" svg:width="1.96535in" svg:height="0.75945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ço Reservado para Número de Slide 5" svg:x="4.44567in" svg:y="10.04213in" svg:width="1.44449in" svg:height="0.75945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ço Reservado para Imagem de Slide 1">
          <svg:title/>
          <svg:desc/>
        </draw:page-thumbnail>
        <draw:frame draw:id="id6" presentation:style-name="a507" draw:name="Espaço Reservado para Anotaçõ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ço Reservado para Cabeçalho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ço Reservado para Data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ço Reservado para Rodapé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ço Reservado para Número de Slid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ço Reservado para Cabeçalho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ço Reservado para Data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ço Reservado para Rodapé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ço Reservado para Número de Slid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1.55035in" svg:y="1.17014in" svg:width="1.44618in" svg:height="2.57118in"/>
      <draw:page-thumbnail draw:page-number="2" svg:x="1.55035in" svg:y="4.55903in" svg:width="1.44618in" svg:height="2.57118in"/>
      <draw:page-thumbnail draw:page-number="3" svg:x="1.55035in" svg:y="7.94792in" svg:width="1.44618in" svg:height="2.57118in"/>
      <draw:page-thumbnail draw:page-number="4" svg:x="5.27083in" svg:y="1.17014in" svg:width="1.44618in" svg:height="2.57118in"/>
      <draw:page-thumbnail draw:page-number="5" svg:x="5.27083in" svg:y="4.55903in" svg:width="1.44618in" svg:height="2.57118in"/>
      <draw:page-thumbnail draw:page-number="6" svg:x="5.27083in" svg:y="7.94792in" svg:width="1.44618in" svg:height="2.57118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presentação do PowerPoint</dc:title>
    <dc:creator>Harley Liberato da Silva Francisco</dc:creator>
    <meta:creation-date>2021-08-19T20:37:35Z</meta:creation-date>
    <dc:date>2021-08-23T23:39:17Z</dc:date>
    <meta:editing-cycles>13</meta:editing-cycles>
    <meta:editing-duration>PT12672S</meta:editing-duration>
    <meta:document-statistic meta:paragraph-count="193" meta:word-count="654"/>
  </office:meta>
</office:document-meta>
</file>